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9.191cm" fo:margin-left="0cm" table:align="left" style:writing-mode="lr-tb"/>
    </style:style>
    <style:style style:name="Table1.A" style:family="table-column">
      <style:table-column-properties style:column-width="3.21cm"/>
    </style:style>
    <style:style style:name="Table1.B" style:family="table-column">
      <style:table-column-properties style:column-width="0.203cm"/>
    </style:style>
    <style:style style:name="Table1.C" style:family="table-column">
      <style:table-column-properties style:column-width="1.614cm"/>
    </style:style>
    <style:style style:name="Table1.D" style:family="table-column">
      <style:table-column-properties style:column-width="1.676cm"/>
    </style:style>
    <style:style style:name="Table1.E" style:family="table-column">
      <style:table-column-properties style:column-width="2.258cm"/>
    </style:style>
    <style:style style:name="Table1.F" style:family="table-column">
      <style:table-column-properties style:column-width="0.855cm"/>
    </style:style>
    <style:style style:name="Table1.G" style:family="table-column">
      <style:table-column-properties style:column-width="2.946cm"/>
    </style:style>
    <style:style style:name="Table1.H" style:family="table-column">
      <style:table-column-properties style:column-width="0.882cm"/>
    </style:style>
    <style:style style:name="Table1.I" style:family="table-column">
      <style:table-column-properties style:column-width="2.02cm"/>
    </style:style>
    <style:style style:name="Table1.J" style:family="table-column">
      <style:table-column-properties style:column-width="3.528cm"/>
    </style:style>
    <style:style style:name="Table1.A1" style:family="table-cell">
      <style:table-cell-properties style:vertical-align="top" fo:background-color="#5b9bd5" fo:padding="0.176cm" fo:border="1pt solid #5b9bd5">
        <style:background-image/>
      </style:table-cell-properties>
    </style:style>
    <style:style style:name="Table1.B1" style:family="table-cell">
      <style:table-cell-properties style:vertical-align="top" fo:padding="0.176cm" fo:border-left="1pt solid #5b9bd5" fo:border-right="0.75pt solid #000000" fo:border-top="0.75pt solid #000000" fo:border-bottom="0.75pt solid #000000"/>
    </style:style>
    <style:style style:name="Table1.C1" style:family="table-cell">
      <style:table-cell-properties style:vertical-align="top" fo:padding="0.176cm" fo:border="0.75pt solid #000000"/>
    </style:style>
    <style:style style:name="Table1.D1" style:family="table-cell">
      <style:table-cell-properties style:vertical-align="top" fo:padding="0.176cm" fo:border="0.75pt solid #000000"/>
    </style:style>
    <style:style style:name="Table1.E1" style:family="table-cell">
      <style:table-cell-properties style:vertical-align="top" fo:padding="0.176cm" fo:border="0.75pt solid #000000"/>
    </style:style>
    <style:style style:name="Table1.F1" style:family="table-cell">
      <style:table-cell-properties style:vertical-align="top" fo:padding="0.176cm" fo:border="0.75pt solid #000000"/>
    </style:style>
    <style:style style:name="Table1.G1" style:family="table-cell">
      <style:table-cell-properties style:vertical-align="top" fo:padding="0.176cm" fo:border="0.75pt solid #000000"/>
    </style:style>
    <style:style style:name="Table1.H1" style:family="table-cell">
      <style:table-cell-properties style:vertical-align="top" fo:padding="0.176cm" fo:border="0.75pt solid #000000"/>
    </style:style>
    <style:style style:name="Table1.I1" style:family="table-cell">
      <style:table-cell-properties style:vertical-align="top" fo:padding="0.176cm" fo:border="0.75pt solid #000000"/>
    </style:style>
    <style:style style:name="Table1.J1" style:family="table-cell">
      <style:table-cell-properties style:vertical-align="top" fo:padding="0.176cm" fo:border="0.75pt solid #000000"/>
    </style:style>
    <style:style style:name="Table1.A2" style:family="table-cell">
      <style:table-cell-properties style:vertical-align="top" fo:background-color="#deeaf6" fo:padding="0.176cm" fo:border-left="1pt solid #9cc2e5" fo:border-right="1pt solid #9cc2e5" fo:border-top="1pt solid #5b9bd5" fo:border-bottom="1pt solid #9cc2e5">
        <style:background-image/>
      </style:table-cell-properties>
    </style:style>
    <style:style style:name="Table1.B2" style:family="table-cell">
      <style:table-cell-properties style:vertical-align="top" fo:padding="0.176cm" fo:border-left="1pt solid #9cc2e5" fo:border-right="0.75pt solid #000000" fo:border-top="0.75pt solid #000000" fo:border-bottom="0.75pt solid #000000"/>
    </style:style>
    <style:style style:name="Table1.A3" style:family="table-cell">
      <style:table-cell-properties style:vertical-align="top" fo:background-color="#deeaf6" fo:padding="0.176cm" fo:border="1pt solid #9cc2e5">
        <style:background-image/>
      </style:table-cell-properties>
    </style:style>
    <style:style style:name="Table1.B3" style:family="table-cell">
      <style:table-cell-properties style:vertical-align="top" fo:padding="0.176cm" fo:border-left="1pt solid #9cc2e5" fo:border-right="0.75pt solid #000000" fo:border-top="1pt solid #9cc2e5" fo:border-bottom="0.75pt solid #000000"/>
    </style:style>
    <style:style style:name="Table1.B4" style:family="table-cell">
      <style:table-cell-properties style:vertical-align="top" fo:padding="0.176cm" fo:border-left="1pt solid #9cc2e5" fo:border-right="0.75pt solid #000000" fo:border-top="1pt solid #9cc2e5" fo:border-bottom="0.75pt solid #000000"/>
    </style:style>
    <style:style style:name="Table1.B5" style:family="table-cell">
      <style:table-cell-properties style:vertical-align="top" fo:padding="0.176cm" fo:border-left="1pt solid #9cc2e5" fo:border-right="0.75pt solid #000000" fo:border-top="1pt solid #9cc2e5" fo:border-bottom="0.75pt solid #000000"/>
    </style:style>
    <style:style style:name="Table1.C5" style:family="table-cell">
      <style:table-cell-properties style:vertical-align="top" fo:padding="0.176cm" fo:border="0.75pt solid #000000"/>
    </style:style>
    <style:style style:name="Table1.D5" style:family="table-cell">
      <style:table-cell-properties style:vertical-align="top" fo:background-color="#deeaf6" fo:padding="0.176cm" fo:border="0.75pt solid #000000">
        <style:background-image/>
      </style:table-cell-properties>
    </style:style>
    <style:style style:name="Table1.A6" style:family="table-cell">
      <style:table-cell-properties style:vertical-align="top" fo:padding="0.176cm" fo:border="1pt solid #9cc2e5"/>
    </style:style>
    <style:style style:name="Table1.B6" style:family="table-cell">
      <style:table-cell-properties style:vertical-align="top" fo:padding="0.176cm" fo:border-left="1pt solid #9cc2e5" fo:border-right="0.75pt solid #000000" fo:border-top="0.75pt solid #000000" fo:border-bottom="0.75pt solid #000000"/>
    </style:style>
    <style:style style:name="Table1.C6" style:family="table-cell">
      <style:table-cell-properties style:vertical-align="top" fo:padding="0.176cm" fo:border="0.75pt solid #000000"/>
    </style:style>
    <style:style style:name="Table1.D6" style:family="table-cell">
      <style:table-cell-properties style:vertical-align="top" fo:padding="0.176cm" fo:border-left="0.75pt solid #000000" fo:border-right="0.75pt solid #000000" fo:border-top="1pt solid #9cc2e5" fo:border-bottom="0.75pt solid #000000"/>
    </style:style>
    <style:style style:name="Table1.F6" style:family="table-cell">
      <style:table-cell-properties style:vertical-align="top" fo:padding="0.176cm" fo:border-left="0.75pt solid #000000" fo:border-right="0.75pt solid #000000" fo:border-top="1pt solid #9cc2e5" fo:border-bottom="0.75pt solid #000000"/>
    </style:style>
    <style:style style:name="Table1.I6" style:family="table-cell">
      <style:table-cell-properties style:vertical-align="top" fo:padding="0.176cm" fo:border-left="0.75pt solid #000000" fo:border-right="0.75pt solid #000000" fo:border-top="1pt solid #9cc2e5" fo:border-bottom="0.75pt solid #000000"/>
    </style:style>
    <style:style style:name="Table1.A7" style:family="table-cell">
      <style:table-cell-properties style:vertical-align="top" fo:background-color="#5b9bd5" fo:padding="0.176cm" fo:border="1pt solid #9cc2e5">
        <style:background-image/>
      </style:table-cell-properties>
    </style:style>
    <style:style style:name="Table1.B7" style:family="table-cell">
      <style:table-cell-properties style:vertical-align="top" fo:padding="0.176cm" fo:border-left="1pt solid #9cc2e5" fo:border-right="0.75pt solid #000000" fo:border-top="0.75pt solid #000000" fo:border-bottom="0.75pt solid #000000"/>
    </style:style>
    <style:style style:name="Table1.B8" style:family="table-cell">
      <style:table-cell-properties style:vertical-align="top" fo:padding="0.176cm" fo:border-left="1pt solid #9cc2e5" fo:border-right="0.75pt solid #000000" fo:border-top="0.75pt solid #000000" fo:border-bottom="0.75pt solid #000000"/>
    </style:style>
    <style:style style:name="Table1.G8" style:family="table-cell">
      <style:table-cell-properties style:vertical-align="top" fo:background-color="#deeaf6" fo:padding="0.176cm" fo:border-left="0.75pt solid #000000" fo:border-right="1pt solid #9cc2e5" fo:border-top="0.75pt solid #000000" fo:border-bottom="1pt solid #9cc2e5">
        <style:background-image/>
      </style:table-cell-properties>
    </style:style>
    <style:style style:name="Table1.H8" style:family="table-cell">
      <style:table-cell-properties style:vertical-align="top" fo:background-color="#deeaf6" fo:padding="0.176cm" fo:border-left="1pt solid #9cc2e5" fo:border-right="0.75pt solid #000000" fo:border-top="0.75pt solid #000000" fo:border-bottom="0.75pt solid #000000">
        <style:background-image/>
      </style:table-cell-properties>
    </style:style>
    <style:style style:name="Table1.B9" style:family="table-cell">
      <style:table-cell-properties style:vertical-align="top" fo:padding="0.176cm" fo:border-left="1pt solid #9cc2e5" fo:border-right="0.75pt solid #000000" fo:border-top="0.75pt solid #000000" fo:border-bottom="0.75pt solid #000000"/>
    </style:style>
    <style:style style:name="Table1.C9" style:family="table-cell">
      <style:table-cell-properties style:vertical-align="top" fo:padding="0.176cm" fo:border-left="0.75pt solid #000000" fo:border-right="0.75pt solid #000000" fo:border-top="1pt solid #9cc2e5" fo:border-bottom="0.75pt solid #000000"/>
    </style:style>
    <style:style style:name="Table1.E9" style:family="table-cell">
      <style:table-cell-properties style:vertical-align="top" fo:padding="0.176cm" fo:border-left="0.75pt solid #000000" fo:border-right="0.75pt solid #000000" fo:border-top="1pt solid #9cc2e5" fo:border-bottom="0.75pt solid #000000"/>
    </style:style>
    <style:style style:name="Table1.G9" style:family="table-cell">
      <style:table-cell-properties style:vertical-align="top" fo:padding="0.176cm" fo:border-left="0.75pt solid #000000" fo:border-right="1pt solid #9cc2e5" fo:border-top="1pt solid #9cc2e5" fo:border-bottom="1pt solid #9cc2e5"/>
    </style:style>
    <style:style style:name="Table1.H9" style:family="table-cell">
      <style:table-cell-properties style:vertical-align="top" fo:padding="0.176cm" fo:border-left="1pt solid #9cc2e5" fo:border-right="0.75pt solid #000000" fo:border-top="1pt solid #9cc2e5" fo:border-bottom="0.75pt solid #000000"/>
    </style:style>
    <style:style style:name="Table1.J9" style:family="table-cell">
      <style:table-cell-properties style:vertical-align="top" fo:padding="0.176cm" fo:border-left="0.75pt solid #000000" fo:border-right="1pt solid #9cc2e5" fo:border-top="1pt solid #9cc2e5" fo:border-bottom="1pt solid #9cc2e5"/>
    </style:style>
    <style:style style:name="Table1.B10" style:family="table-cell">
      <style:table-cell-properties style:vertical-align="top" fo:padding="0.176cm" fo:border-left="1pt solid #9cc2e5" fo:border-right="0.75pt solid #000000" fo:border-top="0.75pt solid #000000" fo:border-bottom="0.75pt solid #000000"/>
    </style:style>
    <style:style style:name="Table1.C10" style:family="table-cell">
      <style:table-cell-properties style:vertical-align="top" fo:padding="0.176cm" fo:border-left="0.75pt solid #000000" fo:border-right="0.75pt solid #000000" fo:border-top="1pt solid #9cc2e5" fo:border-bottom="0.75pt solid #000000"/>
    </style:style>
    <style:style style:name="Table1.E10" style:family="table-cell">
      <style:table-cell-properties style:vertical-align="top" fo:padding="0.176cm" fo:border-left="0.75pt solid #000000" fo:border-right="0.75pt solid #000000" fo:border-top="1pt solid #9cc2e5" fo:border-bottom="0.75pt solid #000000"/>
    </style:style>
    <style:style style:name="Table1.G10" style:family="table-cell">
      <style:table-cell-properties style:vertical-align="top" fo:padding="0.176cm" fo:border-left="0.75pt solid #000000" fo:border-right="1pt solid #9cc2e5" fo:border-top="1pt solid #9cc2e5" fo:border-bottom="1pt solid #9cc2e5"/>
    </style:style>
    <style:style style:name="Table1.H10" style:family="table-cell">
      <style:table-cell-properties style:vertical-align="top" fo:padding="0.176cm" fo:border-left="1pt solid #9cc2e5" fo:border-right="0.75pt solid #000000" fo:border-top="1pt solid #9cc2e5" fo:border-bottom="0.75pt solid #000000"/>
    </style:style>
    <style:style style:name="Table1.J10" style:family="table-cell">
      <style:table-cell-properties style:vertical-align="top" fo:padding="0.176cm" fo:border-left="0.75pt solid #000000" fo:border-right="1pt solid #9cc2e5" fo:border-top="1pt solid #9cc2e5" fo:border-bottom="1pt solid #9cc2e5"/>
    </style:style>
    <style:style style:name="Table1.A11" style:family="table-cell">
      <style:table-cell-properties style:vertical-align="top" fo:padding="0.176cm" fo:border="1pt solid #9cc2e5"/>
    </style:style>
    <style:style style:name="Table1.B11" style:family="table-cell">
      <style:table-cell-properties style:vertical-align="top" fo:padding="0.176cm" fo:border-left="1pt solid #9cc2e5" fo:border-right="0.75pt solid #000000" fo:border-top="0.75pt solid #000000" fo:border-bottom="0.75pt solid #000000"/>
    </style:style>
    <style:style style:name="Table1.C11" style:family="table-cell">
      <style:table-cell-properties style:vertical-align="top" fo:padding="0.176cm" fo:border-left="0.75pt solid #000000" fo:border-right="0.75pt solid #000000" fo:border-top="1pt solid #9cc2e5" fo:border-bottom="0.75pt solid #000000"/>
    </style:style>
    <style:style style:name="Table1.J11" style:family="table-cell">
      <style:table-cell-properties style:vertical-align="top" fo:padding="0.176cm" fo:border-left="0.75pt solid #000000" fo:border-right="1pt solid #9cc2e5" fo:border-top="1pt solid #9cc2e5" fo:border-bottom="1pt solid #9cc2e5"/>
    </style:style>
    <style:style style:name="Table1.A12" style:family="table-cell">
      <style:table-cell-properties style:vertical-align="top" fo:padding="0.176cm" fo:border-left="0.75pt solid #000000" fo:border-right="0.75pt solid #000000" fo:border-top="1pt solid #9cc2e5" fo:border-bottom="0.75pt solid #000000"/>
    </style:style>
    <style:style style:name="Table1.B12" style:family="table-cell">
      <style:table-cell-properties style:vertical-align="top" fo:padding="0.176cm" fo:border="0.75pt solid #000000"/>
    </style:style>
    <style:style style:name="Table1.C12" style:family="table-cell">
      <style:table-cell-properties style:vertical-align="top" fo:padding="0.176cm" fo:border-left="0.75pt solid #000000" fo:border-right="0.75pt solid #000000" fo:border-top="1pt solid #9cc2e5" fo:border-bottom="0.75pt solid #000000"/>
    </style:style>
    <style:style style:name="Table1.J12" style:family="table-cell">
      <style:table-cell-properties style:vertical-align="top" fo:padding="0.176cm" fo:border-left="0.75pt solid #000000" fo:border-right="0.75pt solid #000000" fo:border-top="1pt solid #9cc2e5" fo:border-bottom="0.75pt solid #000000"/>
    </style:style>
    <style:style style:name="Table2" style:family="table">
      <style:table-properties style:width="19.5cm" fo:margin-left="0cm" table:align="left" style:writing-mode="lr-tb"/>
    </style:style>
    <style:style style:name="Table2.A" style:family="table-column">
      <style:table-column-properties style:column-width="5.3cm"/>
    </style:style>
    <style:style style:name="Table2.B" style:family="table-column">
      <style:table-column-properties style:column-width="9.216cm"/>
    </style:style>
    <style:style style:name="Table2.C" style:family="table-column">
      <style:table-column-properties style:column-width="4.983cm"/>
    </style:style>
    <style:style style:name="Table2.A1" style:family="table-cell">
      <style:table-cell-properties style:vertical-align="top" fo:background-color="#5b9bd5" fo:padding="0.176cm" fo:border="1pt solid #5b9bd5">
        <style:background-image/>
      </style:table-cell-properties>
    </style:style>
    <style:style style:name="Table2.B1" style:family="table-cell">
      <style:table-cell-properties style:vertical-align="top" fo:padding="0.176cm" fo:border-left="1pt solid #5b9bd5" fo:border-right="0.75pt solid #000000" fo:border-top="0.75pt solid #000000" fo:border-bottom="0.75pt solid #000000"/>
    </style:style>
    <style:style style:name="Table2.C1" style:family="table-cell">
      <style:table-cell-properties style:vertical-align="top" fo:padding="0.176cm" fo:border="0.75pt solid #000000"/>
    </style:style>
    <style:style style:name="Table2.A2" style:family="table-cell">
      <style:table-cell-properties style:vertical-align="top" fo:background-color="#deeaf6" fo:padding="0.176cm" fo:border-left="1pt solid #9cc2e5" fo:border-right="1pt solid #9cc2e5" fo:border-top="1pt solid #5b9bd5" fo:border-bottom="1pt solid #9cc2e5">
        <style:background-image/>
      </style:table-cell-properties>
    </style:style>
    <style:style style:name="Table2.B2" style:family="table-cell">
      <style:table-cell-properties style:vertical-align="top" fo:padding="0.176cm" fo:border-left="1pt solid #9cc2e5" fo:border-right="1pt solid #9cc2e5" fo:border-top="0.75pt solid #000000" fo:border-bottom="1pt solid #9cc2e5"/>
    </style:style>
    <style:style style:name="Table2.C2" style:family="table-cell">
      <style:table-cell-properties style:vertical-align="top" fo:padding="0.176cm" fo:border-left="1pt solid #9cc2e5" fo:border-right="0.75pt solid #000000" fo:border-top="0.75pt solid #000000" fo:border-bottom="0.75pt solid #000000"/>
    </style:style>
    <style:style style:name="Table2.A3" style:family="table-cell">
      <style:table-cell-properties style:vertical-align="top" fo:background-color="#5b9bd5" fo:padding="0.176cm" fo:border="1pt solid #9cc2e5">
        <style:background-image/>
      </style:table-cell-properties>
    </style:style>
    <style:style style:name="Table2.B3" style:family="table-cell">
      <style:table-cell-properties style:vertical-align="top" fo:padding="0.176cm" fo:border-left="1pt solid #9cc2e5" fo:border-right="0.75pt solid #000000" fo:border-top="1pt solid #9cc2e5" fo:border-bottom="0.75pt solid #000000"/>
    </style:style>
    <style:style style:name="Table2.C3" style:family="table-cell">
      <style:table-cell-properties style:vertical-align="top" fo:padding="0.176cm" fo:border="0.75pt solid #000000"/>
    </style:style>
    <style:style style:name="Table2.A4" style:family="table-cell">
      <style:table-cell-properties style:vertical-align="top" fo:background-color="#deeaf6" fo:padding="0.176cm" fo:border="1pt solid #9cc2e5">
        <style:background-image/>
      </style:table-cell-properties>
    </style:style>
    <style:style style:name="Table2.B4" style:family="table-cell">
      <style:table-cell-properties style:vertical-align="top" fo:padding="0.176cm" fo:border-left="1pt solid #9cc2e5" fo:border-right="1pt solid #9cc2e5" fo:border-top="0.75pt solid #000000" fo:border-bottom="1pt solid #9cc2e5"/>
    </style:style>
    <style:style style:name="Table2.C4" style:family="table-cell">
      <style:table-cell-properties style:vertical-align="top" fo:padding="0.176cm" fo:border-left="1pt solid #9cc2e5" fo:border-right="0.75pt solid #000000" fo:border-top="0.75pt solid #000000" fo:border-bottom="0.75pt solid #000000"/>
    </style:style>
    <style:style style:name="Table2.A5" style:family="table-cell">
      <style:table-cell-properties style:vertical-align="top" fo:padding="0.176cm" fo:border="1pt solid #9cc2e5"/>
    </style:style>
    <style:style style:name="Table2.B5" style:family="table-cell">
      <style:table-cell-properties style:vertical-align="top" fo:padding="0.176cm" fo:border="1pt solid #9cc2e5"/>
    </style:style>
    <style:style style:name="Table2.C5" style:family="table-cell">
      <style:table-cell-properties style:vertical-align="top" fo:padding="0.176cm" fo:border-left="1pt solid #9cc2e5" fo:border-right="0.75pt solid #000000" fo:border-top="0.75pt solid #000000" fo:border-bottom="0.75pt solid #000000"/>
    </style:style>
    <style:style style:name="Table2.B6" style:family="table-cell">
      <style:table-cell-properties style:vertical-align="top" fo:padding="0.176cm" fo:border="1pt solid #9cc2e5"/>
    </style:style>
    <style:style style:name="Table2.C6" style:family="table-cell">
      <style:table-cell-properties style:vertical-align="top" fo:padding="0.176cm" fo:border-left="1pt solid #9cc2e5" fo:border-right="0.75pt solid #000000" fo:border-top="0.75pt solid #000000" fo:border-bottom="0.75pt solid #000000"/>
    </style:style>
    <style:style style:name="Table2.B7" style:family="table-cell">
      <style:table-cell-properties style:vertical-align="top" fo:padding="0.176cm" fo:border-left="1pt solid #9cc2e5" fo:border-right="0.75pt solid #000000" fo:border-top="1pt solid #9cc2e5" fo:border-bottom="0.75pt solid #000000"/>
    </style:style>
    <style:style style:name="Table2.C7" style:family="table-cell">
      <style:table-cell-properties style:vertical-align="top" fo:padding="0.176cm" fo:border="0.75pt solid #000000"/>
    </style:style>
    <style:style style:name="Table2.B8" style:family="table-cell">
      <style:table-cell-properties style:vertical-align="top" fo:padding="0.176cm" fo:border-left="1pt solid #9cc2e5" fo:border-right="1pt solid #9cc2e5" fo:border-top="0.75pt solid #000000" fo:border-bottom="1pt solid #9cc2e5"/>
    </style:style>
    <style:style style:name="Table2.C8" style:family="table-cell">
      <style:table-cell-properties style:vertical-align="top" fo:padding="0.176cm" fo:border-left="1pt solid #9cc2e5" fo:border-right="0.75pt solid #000000" fo:border-top="0.75pt solid #000000" fo:border-bottom="0.75pt solid #000000"/>
    </style:style>
    <style:style style:name="Table2.B9" style:family="table-cell">
      <style:table-cell-properties style:vertical-align="top" fo:padding="0.176cm" fo:border="1pt solid #9cc2e5"/>
    </style:style>
    <style:style style:name="Table2.C9" style:family="table-cell">
      <style:table-cell-properties style:vertical-align="top" fo:padding="0.176cm" fo:border-left="1pt solid #9cc2e5" fo:border-right="0.75pt solid #000000" fo:border-top="0.75pt solid #000000" fo:border-bottom="0.75pt solid #000000"/>
    </style:style>
    <style:style style:name="Table2.B10" style:family="table-cell">
      <style:table-cell-properties style:vertical-align="top" fo:padding="0.176cm" fo:border="1pt solid #9cc2e5"/>
    </style:style>
    <style:style style:name="Table2.C10" style:family="table-cell">
      <style:table-cell-properties style:vertical-align="top" fo:padding="0.176cm" fo:border-left="1pt solid #9cc2e5" fo:border-right="0.75pt solid #000000" fo:border-top="0.75pt solid #000000" fo:border-bottom="0.75pt solid #000000"/>
    </style:style>
    <style:style style:name="Table2.B11" style:family="table-cell">
      <style:table-cell-properties style:vertical-align="top" fo:padding="0.176cm" fo:border-left="1pt solid #9cc2e5" fo:border-right="0.75pt solid #000000" fo:border-top="1pt solid #9cc2e5" fo:border-bottom="0.75pt solid #000000"/>
    </style:style>
    <style:style style:name="Table2.C11" style:family="table-cell">
      <style:table-cell-properties style:vertical-align="top" fo:padding="0.176cm" fo:border="0.75pt solid #000000"/>
    </style:style>
    <style:style style:name="Table2.B12" style:family="table-cell">
      <style:table-cell-properties style:vertical-align="top" fo:padding="0.176cm" fo:border-left="1pt solid #9cc2e5" fo:border-right="0.75pt solid #000000" fo:border-top="0.75pt solid #000000" fo:border-bottom="0.75pt solid #000000"/>
    </style:style>
    <style:style style:name="Table2.C12" style:family="table-cell">
      <style:table-cell-properties style:vertical-align="top" fo:padding="0.176cm" fo:border="0.75pt solid #000000"/>
    </style:style>
    <style:style style:name="Table2.B13" style:family="table-cell">
      <style:table-cell-properties style:vertical-align="top" fo:padding="0.176cm" fo:border-left="1pt solid #9cc2e5" fo:border-right="1pt solid #9cc2e5" fo:border-top="0.75pt solid #000000" fo:border-bottom="1pt solid #9cc2e5"/>
    </style:style>
    <style:style style:name="Table2.C13" style:family="table-cell">
      <style:table-cell-properties style:vertical-align="top" fo:padding="0.176cm" fo:border-left="1pt solid #9cc2e5" fo:border-right="0.75pt solid #000000" fo:border-top="0.75pt solid #000000" fo:border-bottom="0.75pt solid #000000"/>
    </style:style>
    <style:style style:name="Table2.B14" style:family="table-cell">
      <style:table-cell-properties style:vertical-align="top" fo:padding="0.176cm" fo:border="1pt solid #9cc2e5"/>
    </style:style>
    <style:style style:name="Table2.C14" style:family="table-cell">
      <style:table-cell-properties style:vertical-align="top" fo:padding="0.176cm" fo:border-left="1pt solid #9cc2e5" fo:border-right="0.75pt solid #000000" fo:border-top="0.75pt solid #000000" fo:border-bottom="0.75pt solid #000000"/>
    </style:style>
    <style:style style:name="Table2.B15" style:family="table-cell">
      <style:table-cell-properties style:vertical-align="top" fo:padding="0.176cm" fo:border="1pt solid #9cc2e5"/>
    </style:style>
    <style:style style:name="Table2.C15" style:family="table-cell">
      <style:table-cell-properties style:vertical-align="top" fo:padding="0.176cm" fo:border-left="1pt solid #9cc2e5" fo:border-right="0.75pt solid #000000" fo:border-top="0.75pt solid #000000" fo:border-bottom="0.75pt solid #000000"/>
    </style:style>
    <style:style style:name="Table2.B16" style:family="table-cell">
      <style:table-cell-properties style:vertical-align="top" fo:padding="0.176cm" fo:border-left="1pt solid #9cc2e5" fo:border-right="0.75pt solid #000000" fo:border-top="1pt solid #9cc2e5" fo:border-bottom="0.75pt solid #000000"/>
    </style:style>
    <style:style style:name="Table2.C16" style:family="table-cell">
      <style:table-cell-properties style:vertical-align="top" fo:padding="0.176cm" fo:border="0.75pt solid #000000"/>
    </style:style>
    <style:style style:name="Table2.B17" style:family="table-cell">
      <style:table-cell-properties style:vertical-align="top" fo:padding="0.176cm" fo:border-left="1pt solid #9cc2e5" fo:border-right="1pt solid #9cc2e5" fo:border-top="0.75pt solid #000000" fo:border-bottom="1pt solid #9cc2e5"/>
    </style:style>
    <style:style style:name="Table2.C17" style:family="table-cell">
      <style:table-cell-properties style:vertical-align="top" fo:padding="0.176cm" fo:border-left="1pt solid #9cc2e5" fo:border-right="0.75pt solid #000000" fo:border-top="0.75pt solid #000000" fo:border-bottom="0.75pt solid #000000"/>
    </style:style>
    <style:style style:name="Table2.B18" style:family="table-cell">
      <style:table-cell-properties style:vertical-align="top" fo:padding="0.176cm" fo:border-left="1pt solid #9cc2e5" fo:border-right="0.75pt solid #000000" fo:border-top="1pt solid #9cc2e5" fo:border-bottom="0.75pt solid #000000"/>
    </style:style>
    <style:style style:name="Table2.C18" style:family="table-cell">
      <style:table-cell-properties style:vertical-align="top" fo:padding="0.176cm" fo:border="0.75pt solid #000000"/>
    </style:style>
    <style:style style:name="Table2.B19" style:family="table-cell">
      <style:table-cell-properties style:vertical-align="top" fo:padding="0.176cm" fo:border-left="1pt solid #9cc2e5" fo:border-right="1pt solid #9cc2e5" fo:border-top="0.75pt solid #000000" fo:border-bottom="1pt solid #9cc2e5"/>
    </style:style>
    <style:style style:name="Table2.C19" style:family="table-cell">
      <style:table-cell-properties style:vertical-align="top" fo:padding="0.176cm" fo:border-left="1pt solid #9cc2e5" fo:border-right="0.75pt solid #000000" fo:border-top="0.75pt solid #000000" fo:border-bottom="0.75pt solid #000000"/>
    </style:style>
    <style:style style:name="Table2.B20" style:family="table-cell">
      <style:table-cell-properties style:vertical-align="top" fo:padding="0.176cm" fo:border-left="1pt solid #9cc2e5" fo:border-right="0.75pt solid #000000" fo:border-top="1pt solid #9cc2e5" fo:border-bottom="0.75pt solid #000000"/>
    </style:style>
    <style:style style:name="Table2.C20" style:family="table-cell">
      <style:table-cell-properties style:vertical-align="top" fo:padding="0.176cm" fo:border="0.75pt solid #000000"/>
    </style:style>
    <style:style style:name="Table2.B21" style:family="table-cell">
      <style:table-cell-properties style:vertical-align="top" fo:padding="0.176cm" fo:border-left="1pt solid #9cc2e5" fo:border-right="1pt solid #9cc2e5" fo:border-top="0.75pt solid #000000" fo:border-bottom="1pt solid #9cc2e5"/>
    </style:style>
    <style:style style:name="Table2.C21" style:family="table-cell">
      <style:table-cell-properties style:vertical-align="top" fo:padding="0.176cm" fo:border-left="1pt solid #9cc2e5" fo:border-right="0.75pt solid #000000" fo:border-top="0.75pt solid #000000" fo:border-bottom="0.75pt solid #000000"/>
    </style:style>
    <style:style style:name="Table2.B22" style:family="table-cell">
      <style:table-cell-properties style:vertical-align="top" fo:padding="0.176cm" fo:border="1pt solid #9cc2e5"/>
    </style:style>
    <style:style style:name="Table2.C22" style:family="table-cell">
      <style:table-cell-properties style:vertical-align="top" fo:padding="0.176cm" fo:border-left="1pt solid #9cc2e5" fo:border-right="0.75pt solid #000000" fo:border-top="0.75pt solid #000000" fo:border-bottom="0.75pt solid #000000"/>
    </style:style>
    <style:style style:name="Table2.B23" style:family="table-cell">
      <style:table-cell-properties style:vertical-align="top" fo:padding="0.176cm" fo:border="1pt solid #9cc2e5"/>
    </style:style>
    <style:style style:name="Table2.C23" style:family="table-cell">
      <style:table-cell-properties style:vertical-align="top" fo:padding="0.176cm" fo:border-left="1pt solid #9cc2e5" fo:border-right="0.75pt solid #000000" fo:border-top="0.75pt solid #000000" fo:border-bottom="0.75pt solid #000000"/>
    </style:style>
    <style:style style:name="Table2.B24" style:family="table-cell">
      <style:table-cell-properties style:vertical-align="top" fo:padding="0.176cm" fo:border="1pt solid #9cc2e5"/>
    </style:style>
    <style:style style:name="Table2.C24" style:family="table-cell">
      <style:table-cell-properties style:vertical-align="top" fo:padding="0.176cm" fo:border-left="1pt solid #9cc2e5" fo:border-right="0.75pt solid #000000" fo:border-top="0.75pt solid #000000" fo:border-bottom="0.75pt solid #000000"/>
    </style:style>
    <style:style style:name="Table2.B25" style:family="table-cell">
      <style:table-cell-properties style:vertical-align="top" fo:padding="0.176cm" fo:border-left="1pt solid #9cc2e5" fo:border-right="0.75pt solid #000000" fo:border-top="1pt solid #9cc2e5" fo:border-bottom="0.75pt solid #000000"/>
    </style:style>
    <style:style style:name="Table2.C25" style:family="table-cell">
      <style:table-cell-properties style:vertical-align="top" fo:padding="0.176cm" fo:border="0.75pt solid #000000"/>
    </style:style>
    <style:style style:name="Table2.B26" style:family="table-cell">
      <style:table-cell-properties style:vertical-align="top" fo:padding="0.176cm" fo:border-left="1pt solid #9cc2e5" fo:border-right="0.75pt solid #000000" fo:border-top="0.75pt solid #000000" fo:border-bottom="0.75pt solid #000000"/>
    </style:style>
    <style:style style:name="Table2.C26" style:family="table-cell">
      <style:table-cell-properties style:vertical-align="top" fo:padding="0.176cm" fo:border-left="0.75pt solid #000000" fo:border-right="1pt solid #9cc2e5" fo:border-top="0.75pt solid #000000" fo:border-bottom="1pt solid #9cc2e5"/>
    </style:style>
    <style:style style:name="Table2.B27" style:family="table-cell">
      <style:table-cell-properties style:vertical-align="top" fo:padding="0.176cm" fo:border-left="1pt solid #9cc2e5" fo:border-right="0.75pt solid #000000" fo:border-top="0.75pt solid #000000" fo:border-bottom="0.75pt solid #000000"/>
    </style:style>
    <style:style style:name="Table2.C27" style:family="table-cell">
      <style:table-cell-properties style:vertical-align="top" fo:padding="0.176cm" fo:border-left="0.75pt solid #000000" fo:border-right="1pt solid #9cc2e5" fo:border-top="1pt solid #9cc2e5" fo:border-bottom="1pt solid #9cc2e5"/>
    </style:style>
    <style:style style:name="Table2.B28" style:family="table-cell">
      <style:table-cell-properties style:vertical-align="top" fo:padding="0.176cm" fo:border-left="1pt solid #9cc2e5" fo:border-right="0.75pt solid #000000" fo:border-top="0.75pt solid #000000" fo:border-bottom="0.75pt solid #000000"/>
    </style:style>
    <style:style style:name="Table2.C28" style:family="table-cell">
      <style:table-cell-properties style:vertical-align="top" fo:padding="0.176cm" fo:border-left="0.75pt solid #000000" fo:border-right="1pt solid #9cc2e5" fo:border-top="1pt solid #9cc2e5" fo:border-bottom="1pt solid #9cc2e5"/>
    </style:style>
    <style:style style:name="Table2.B29" style:family="table-cell">
      <style:table-cell-properties style:vertical-align="top" fo:padding="0.176cm" fo:border-left="1pt solid #9cc2e5" fo:border-right="0.75pt solid #000000" fo:border-top="0.75pt solid #000000" fo:border-bottom="0.75pt solid #000000"/>
    </style:style>
    <style:style style:name="Table2.C29" style:family="table-cell">
      <style:table-cell-properties style:vertical-align="top" fo:padding="0.176cm" fo:border-left="0.75pt solid #000000" fo:border-right="1pt solid #9cc2e5" fo:border-top="1pt solid #9cc2e5" fo:border-bottom="1pt solid #9cc2e5"/>
    </style:style>
    <style:style style:name="Table2.B30" style:family="table-cell">
      <style:table-cell-properties style:vertical-align="top" fo:padding="0.176cm" fo:border-left="1pt solid #9cc2e5" fo:border-right="0.75pt solid #000000" fo:border-top="0.75pt solid #000000" fo:border-bottom="0.75pt solid #000000"/>
    </style:style>
    <style:style style:name="Table2.C30" style:family="table-cell">
      <style:table-cell-properties style:vertical-align="top" fo:padding="0.176cm" fo:border-left="0.75pt solid #000000" fo:border-right="1pt solid #9cc2e5" fo:border-top="1pt solid #9cc2e5" fo:border-bottom="1pt solid #9cc2e5"/>
    </style:style>
    <style:style style:name="Table2.B31" style:family="table-cell">
      <style:table-cell-properties style:vertical-align="top" fo:padding="0.176cm" fo:border-left="1pt solid #9cc2e5" fo:border-right="1pt solid #9cc2e5" fo:border-top="0.75pt solid #000000" fo:border-bottom="1pt solid #9cc2e5"/>
    </style:style>
    <style:style style:name="Table2.C31" style:family="table-cell">
      <style:table-cell-properties style:vertical-align="top" fo:padding="0.176cm" fo:border-left="1pt solid #9cc2e5" fo:border-right="0.75pt solid #000000" fo:border-top="1pt solid #9cc2e5" fo:border-bottom="0.75pt solid #000000"/>
    </style:style>
    <style:style style:name="Table2.B32" style:family="table-cell">
      <style:table-cell-properties style:vertical-align="top" fo:padding="0.176cm" fo:border-left="1pt solid #9cc2e5" fo:border-right="0.75pt solid #000000" fo:border-top="1pt solid #9cc2e5" fo:border-bottom="0.75pt solid #000000"/>
    </style:style>
    <style:style style:name="Table2.C32" style:family="table-cell">
      <style:table-cell-properties style:vertical-align="top" fo:padding="0.176cm" fo:border="0.75pt solid #000000"/>
    </style:style>
    <style:style style:name="Table2.B33" style:family="table-cell">
      <style:table-cell-properties style:vertical-align="top" fo:padding="0.176cm" fo:border-left="1pt solid #9cc2e5" fo:border-right="1pt solid #9cc2e5" fo:border-top="0.75pt solid #000000" fo:border-bottom="1pt solid #9cc2e5"/>
    </style:style>
    <style:style style:name="Table2.C33" style:family="table-cell">
      <style:table-cell-properties style:vertical-align="top" fo:padding="0.176cm" fo:border-left="1pt solid #9cc2e5" fo:border-right="0.75pt solid #000000" fo:border-top="0.75pt solid #000000" fo:border-bottom="0.75pt solid #000000"/>
    </style:style>
    <style:style style:name="Table2.B34" style:family="table-cell">
      <style:table-cell-properties style:vertical-align="top" fo:padding="0.176cm" fo:border="1pt solid #9cc2e5"/>
    </style:style>
    <style:style style:name="Table2.C34" style:family="table-cell">
      <style:table-cell-properties style:vertical-align="top" fo:padding="0.176cm" fo:border-left="1pt solid #9cc2e5" fo:border-right="0.75pt solid #000000" fo:border-top="0.75pt solid #000000" fo:border-bottom="0.75pt solid #000000"/>
    </style:style>
    <style:style style:name="Table2.B35" style:family="table-cell">
      <style:table-cell-properties style:vertical-align="top" fo:padding="0.176cm" fo:border-left="1pt solid #9cc2e5" fo:border-right="0.75pt solid #000000" fo:border-top="1pt solid #9cc2e5" fo:border-bottom="0.75pt solid #000000"/>
    </style:style>
    <style:style style:name="Table2.C35" style:family="table-cell">
      <style:table-cell-properties style:vertical-align="top" fo:padding="0.176cm" fo:border="0.75pt solid #000000"/>
    </style:style>
    <style:style style:name="Table2.B36" style:family="table-cell">
      <style:table-cell-properties style:vertical-align="top" fo:padding="0.176cm" fo:border-left="1pt solid #9cc2e5" fo:border-right="0.75pt solid #000000" fo:border-top="0.75pt solid #000000" fo:border-bottom="0.75pt solid #000000"/>
    </style:style>
    <style:style style:name="Table2.C36" style:family="table-cell">
      <style:table-cell-properties style:vertical-align="top" fo:background-color="#deeaf6" fo:padding="0.176cm" fo:border-left="0.75pt solid #000000" fo:border-right="1pt solid #9cc2e5" fo:border-top="0.75pt solid #000000" fo:border-bottom="1pt solid #9cc2e5">
        <style:background-image/>
      </style:table-cell-properties>
    </style:style>
    <style:style style:name="Table2.B37" style:family="table-cell">
      <style:table-cell-properties style:vertical-align="top" fo:padding="0.176cm" fo:border-left="1pt solid #9cc2e5" fo:border-right="0.75pt solid #000000" fo:border-top="0.75pt solid #000000" fo:border-bottom="0.75pt solid #000000"/>
    </style:style>
    <style:style style:name="Table2.C37" style:family="table-cell">
      <style:table-cell-properties style:vertical-align="top" fo:padding="0.176cm" fo:border-left="0.75pt solid #000000" fo:border-right="1pt solid #9cc2e5" fo:border-top="1pt solid #9cc2e5" fo:border-bottom="1pt solid #9cc2e5"/>
    </style:style>
    <style:style style:name="Table2.B38" style:family="table-cell">
      <style:table-cell-properties style:vertical-align="top" fo:padding="0.176cm" fo:border-left="1pt solid #9cc2e5" fo:border-right="0.75pt solid #000000" fo:border-top="0.75pt solid #000000" fo:border-bottom="0.75pt solid #000000"/>
    </style:style>
    <style:style style:name="Table2.C38" style:family="table-cell">
      <style:table-cell-properties style:vertical-align="top" fo:padding="0.176cm" fo:border-left="0.75pt solid #000000" fo:border-right="1pt solid #9cc2e5" fo:border-top="1pt solid #9cc2e5" fo:border-bottom="1pt solid #9cc2e5"/>
    </style:style>
    <style:style style:name="Table2.B39" style:family="table-cell">
      <style:table-cell-properties style:vertical-align="top" fo:padding="0.176cm" fo:border-left="1pt solid #9cc2e5" fo:border-right="0.75pt solid #000000" fo:border-top="0.75pt solid #000000" fo:border-bottom="0.75pt solid #000000"/>
    </style:style>
    <style:style style:name="Table2.C39" style:family="table-cell">
      <style:table-cell-properties style:vertical-align="top" fo:padding="0.176cm" fo:border-left="0.75pt solid #000000" fo:border-right="1pt solid #9cc2e5" fo:border-top="1pt solid #9cc2e5" fo:border-bottom="1pt solid #9cc2e5"/>
    </style:style>
    <style:style style:name="Table2.B40" style:family="table-cell">
      <style:table-cell-properties style:vertical-align="top" fo:padding="0.176cm" fo:border-left="1pt solid #9cc2e5" fo:border-right="0.75pt solid #000000" fo:border-top="0.75pt solid #000000" fo:border-bottom="0.75pt solid #000000"/>
    </style:style>
    <style:style style:name="Table2.C40" style:family="table-cell">
      <style:table-cell-properties style:vertical-align="top" fo:padding="0.176cm" fo:border-left="0.75pt solid #000000" fo:border-right="1pt solid #9cc2e5" fo:border-top="1pt solid #9cc2e5" fo:border-bottom="1pt solid #9cc2e5"/>
    </style:style>
    <style:style style:name="Table2.B41" style:family="table-cell">
      <style:table-cell-properties style:vertical-align="top" fo:padding="0.176cm" fo:border-left="1pt solid #9cc2e5" fo:border-right="0.75pt solid #000000" fo:border-top="0.75pt solid #000000" fo:border-bottom="0.75pt solid #000000"/>
    </style:style>
    <style:style style:name="Table2.C41" style:family="table-cell">
      <style:table-cell-properties style:vertical-align="top" fo:padding="0.176cm" fo:border-left="0.75pt solid #000000" fo:border-right="1pt solid #9cc2e5" fo:border-top="1pt solid #9cc2e5" fo:border-bottom="1pt solid #9cc2e5"/>
    </style:style>
    <style:style style:name="Table2.B42" style:family="table-cell">
      <style:table-cell-properties style:vertical-align="top" fo:padding="0.176cm" fo:border-left="1pt solid #9cc2e5" fo:border-right="1pt solid #9cc2e5" fo:border-top="0.75pt solid #000000" fo:border-bottom="1pt solid #9cc2e5"/>
    </style:style>
    <style:style style:name="Table2.C42" style:family="table-cell">
      <style:table-cell-properties style:vertical-align="top" fo:padding="0.176cm" fo:border-left="1pt solid #9cc2e5" fo:border-right="0.75pt solid #000000" fo:border-top="1pt solid #9cc2e5" fo:border-bottom="0.75pt solid #000000"/>
    </style:style>
    <style:style style:name="Table2.B43" style:family="table-cell">
      <style:table-cell-properties style:vertical-align="top" fo:padding="0.176cm" fo:border-left="1pt solid #9cc2e5" fo:border-right="0.75pt solid #000000" fo:border-top="1pt solid #9cc2e5" fo:border-bottom="0.75pt solid #000000"/>
    </style:style>
    <style:style style:name="Table2.C43" style:family="table-cell">
      <style:table-cell-properties style:vertical-align="top" fo:padding="0.176cm" fo:border-left="0.75pt solid #000000" fo:border-right="1pt solid #9cc2e5" fo:border-top="0.75pt solid #000000" fo:border-bottom="1pt solid #9cc2e5"/>
    </style:style>
    <style:style style:name="Table2.B44" style:family="table-cell">
      <style:table-cell-properties style:vertical-align="top" fo:padding="0.176cm" fo:border-left="1pt solid #9cc2e5" fo:border-right="0.75pt solid #000000" fo:border-top="0.75pt solid #000000" fo:border-bottom="0.75pt solid #000000"/>
    </style:style>
    <style:style style:name="Table2.C44" style:family="table-cell">
      <style:table-cell-properties style:vertical-align="top" fo:padding="0.176cm" fo:border-left="0.75pt solid #000000" fo:border-right="0.75pt solid #000000" fo:border-top="1pt solid #9cc2e5" fo:border-bottom="0.75pt solid #000000"/>
    </style:style>
    <style:style style:name="Table2.B45" style:family="table-cell">
      <style:table-cell-properties style:vertical-align="top" fo:padding="0.176cm" fo:border-left="1pt solid #9cc2e5" fo:border-right="1pt solid #9cc2e5" fo:border-top="0.75pt solid #000000" fo:border-bottom="1pt solid #9cc2e5"/>
    </style:style>
    <style:style style:name="Table2.C45" style:family="table-cell">
      <style:table-cell-properties style:vertical-align="top" fo:padding="0.176cm" fo:border-left="1pt solid #9cc2e5" fo:border-right="0.75pt solid #000000" fo:border-top="0.75pt solid #000000" fo:border-bottom="0.75pt solid #000000"/>
    </style:style>
    <style:style style:name="Table2.B46" style:family="table-cell">
      <style:table-cell-properties style:vertical-align="top" fo:padding="0.176cm" fo:border="1pt solid #9cc2e5"/>
    </style:style>
    <style:style style:name="Table2.C46" style:family="table-cell">
      <style:table-cell-properties style:vertical-align="top" fo:padding="0.176cm" fo:border-left="1pt solid #9cc2e5" fo:border-right="0.75pt solid #000000" fo:border-top="0.75pt solid #000000" fo:border-bottom="0.75pt solid #000000"/>
    </style:style>
    <style:style style:name="Table2.B47" style:family="table-cell">
      <style:table-cell-properties style:vertical-align="top" fo:padding="0.176cm" fo:border-left="1pt solid #9cc2e5" fo:border-right="0.75pt solid #000000" fo:border-top="1pt solid #9cc2e5" fo:border-bottom="0.75pt solid #000000"/>
    </style:style>
    <style:style style:name="Table2.C47" style:family="table-cell">
      <style:table-cell-properties style:vertical-align="top" fo:padding="0.176cm" fo:border="0.75pt solid #000000"/>
    </style:style>
    <style:style style:name="Table2.B48" style:family="table-cell">
      <style:table-cell-properties style:vertical-align="top" fo:padding="0.176cm" fo:border-left="1pt solid #9cc2e5" fo:border-right="1pt solid #9cc2e5" fo:border-top="0.75pt solid #000000" fo:border-bottom="1pt solid #9cc2e5"/>
    </style:style>
    <style:style style:name="Table2.C48" style:family="table-cell">
      <style:table-cell-properties style:vertical-align="top" fo:padding="0.176cm" fo:border-left="1pt solid #9cc2e5" fo:border-right="0.75pt solid #000000" fo:border-top="0.75pt solid #000000" fo:border-bottom="0.75pt solid #000000"/>
    </style:style>
    <style:style style:name="Table2.A49" style:family="table-cell">
      <style:table-cell-properties style:vertical-align="top" fo:padding="0.176cm" fo:border-left="0.75pt solid #000000" fo:border-right="0.75pt solid #000000" fo:border-top="1pt solid #9cc2e5" fo:border-bottom="0.75pt solid #000000"/>
    </style:style>
    <style:style style:name="Table2.B49" style:family="table-cell">
      <style:table-cell-properties style:vertical-align="top" fo:padding="0.176cm" fo:border-left="0.75pt solid #000000" fo:border-right="0.75pt solid #000000" fo:border-top="1pt solid #9cc2e5" fo:border-bottom="0.75pt solid #000000"/>
    </style:style>
    <style:style style:name="Table2.C49" style:family="table-cell">
      <style:table-cell-properties style:vertical-align="top" fo:padding="0.176cm" fo:border="0.75pt solid #000000"/>
    </style:style>
    <style:style style:name="Table3" style:family="table">
      <style:table-properties style:width="15.663cm" fo:margin-left="0cm" table:align="left" style:writing-mode="lr-tb"/>
    </style:style>
    <style:style style:name="Table3.A" style:family="table-column">
      <style:table-column-properties style:column-width="4.392cm"/>
    </style:style>
    <style:style style:name="Table3.B" style:family="table-column">
      <style:table-column-properties style:column-width="11.271cm"/>
    </style:style>
    <style:style style:name="Table3.A1" style:family="table-cell">
      <style:table-cell-properties style:vertical-align="top" fo:background-color="#5b9bd5" fo:padding="0.176cm" fo:border="1pt solid #5b9bd5">
        <style:background-image/>
      </style:table-cell-properties>
    </style:style>
    <style:style style:name="Table3.B1" style:family="table-cell">
      <style:table-cell-properties style:vertical-align="top" fo:padding="0.176cm" fo:border-left="1pt solid #5b9bd5" fo:border-right="0.75pt solid #000000" fo:border-top="0.75pt solid #000000" fo:border-bottom="0.75pt solid #000000"/>
    </style:style>
    <style:style style:name="Table3.A2" style:family="table-cell">
      <style:table-cell-properties style:vertical-align="top" fo:background-color="#deeaf6" fo:padding="0.176cm" fo:border-left="1pt solid #9cc2e5" fo:border-right="1pt solid #9cc2e5" fo:border-top="1pt solid #5b9bd5" fo:border-bottom="1pt solid #9cc2e5">
        <style:background-image/>
      </style:table-cell-properties>
    </style:style>
    <style:style style:name="Table3.B2" style:family="table-cell">
      <style:table-cell-properties style:vertical-align="top" fo:padding="0.176cm" fo:border-left="1pt solid #9cc2e5" fo:border-right="1pt solid #9cc2e5" fo:border-top="0.75pt solid #000000" fo:border-bottom="1pt solid #9cc2e5"/>
    </style:style>
    <style:style style:name="Table3.A3" style:family="table-cell">
      <style:table-cell-properties style:vertical-align="top" fo:background-color="#deeaf6" fo:padding="0.176cm" fo:border="1pt solid #9cc2e5">
        <style:background-image/>
      </style:table-cell-properties>
    </style:style>
    <style:style style:name="Table3.B3" style:family="table-cell">
      <style:table-cell-properties style:vertical-align="top" fo:padding="0.176cm" fo:border="1pt solid #9cc2e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style>
    <style:style style:name="P3"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style>
    <style:style style:name="P9" style:family="paragraph" style:parent-style-name="Standard">
      <style:paragraph-properties fo:margin-left="0cm" fo:margin-right="0cm" fo:margin-top="0.106cm" fo:margin-bottom="0cm" loext:contextual-spacing="false" fo:line-height="100%" fo:text-align="start" style:justify-single-word="false" fo:orphans="2" fo:widows="2" fo:text-indent="0cm" style:auto-text-indent="false" fo:break-before="auto" fo:break-after="auto" style:writing-mode="lr-tb"/>
    </style:style>
    <style:style style:name="P10"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1" style:family="paragraph" style:parent-style-name="Standard" style:master-page-name="Standard">
      <style:paragraph-properties fo:line-height="115%" fo:text-align="end" style:justify-single-word="false" style:page-number="auto" fo:break-before="auto" fo:break-after="auto" style:writing-mode="lr-tb"/>
    </style:style>
    <style:style style:name="P12" style:family="paragraph" style:parent-style-name="Standard">
      <style:paragraph-properties fo:margin-top="0.106cm" fo:margin-bottom="0.106cm" loext:contextual-spacing="false" fo:line-height="115%" fo:break-before="auto" fo:break-after="auto" style:writing-mode="lr-tb"/>
      <style:text-properties style:font-name="Verdana" fo:font-size="5pt" style:font-name-asian="Verdana" style:font-size-asian="5pt" style:font-name-complex="Verdana" style:font-size-complex="5pt"/>
    </style:style>
    <style:style style:name="P13" style:family="paragraph" style:parent-style-name="Standard">
      <style:paragraph-properties fo:margin-top="0.106cm" fo:margin-bottom="0.106cm" loext:contextual-spacing="false" fo:line-height="115%" fo:break-before="auto" fo:break-after="auto" style:writing-mode="lr-tb"/>
      <style:text-properties style:font-name="Verdana" fo:font-size="8pt" style:font-name-asian="Verdana" style:font-size-asian="8pt" style:font-name-complex="Verdana" style:font-size-complex="8pt"/>
    </style:style>
    <style:style style:name="P14"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ffffff" style:text-line-through-style="none" style:text-line-through-type="none" style:font-name="Verdana" fo:font-size="10pt" fo:font-style="normal" style:text-underline-style="none" fo:font-weight="normal" fo:background-color="#5b9bd5" style:font-name-asian="Verdana" style:font-size-asian="10pt" style:font-style-asian="normal" style:font-weight-asian="normal" style:font-name-complex="Verdana" style:font-size-complex="10pt" style:font-style-complex="normal" style:font-weight-complex="normal"/>
    </style:style>
    <style:style style:name="P15"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16"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7" style:family="paragraph" style:parent-style-name="Standard">
      <style:paragraph-properties fo:margin-left="0cm" fo:margin-right="0cm" fo:margin-top="0.106cm" fo:margin-bottom="0.106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bold" fo:background-color="#deeaf6" style:font-name-asian="Verdana" style:font-size-asian="10pt" style:font-style-asian="normal" style:font-weight-asian="bold" style:font-name-complex="Verdana" style:font-size-complex="10pt" style:font-style-complex="normal" style:font-weight-complex="bold"/>
    </style:style>
    <style:style style:name="P18"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9" style:family="paragraph" style:parent-style-name="Standard">
      <style:paragraph-properties fo:margin-left="0cm" fo:margin-right="0cm" fo:margin-top="0.106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fo:background-color="#deeaf6" style:font-name-asian="Verdana" style:font-size-asian="10pt" style:font-style-asian="normal" style:font-weight-asian="normal" style:font-name-complex="Verdana" style:font-size-complex="10pt" style:font-style-complex="normal" style:font-weight-complex="normal"/>
    </style:style>
    <style:style style:name="P20" style:family="paragraph" style:parent-style-name="Standard">
      <style:paragraph-properties fo:line-height="115%" fo:break-before="auto" fo:break-after="auto" style:writing-mode="lr-tb"/>
      <style:text-properties fo:font-size="5pt" style:font-size-asian="5pt" style:font-size-complex="5pt"/>
    </style:style>
    <style:style style:name="T1" style:family="text">
      <style:text-properties style:font-name="Verdana" fo:font-size="8pt" style:font-name-asian="Verdana" style:font-size-asian="8pt" style:font-name-complex="Verdana" style:font-size-complex="8pt"/>
    </style:style>
    <style:style style:name="T2" style:family="text">
      <style:text-properties fo:color="#ffffff" style:text-line-through-style="none" style:text-line-through-type="none" style:font-name="Verdana" fo:font-size="10pt" fo:font-style="normal" style:text-underline-style="none" fo:font-weight="normal" fo:background-color="#5b9bd5" loext:char-shading-value="0" style:font-name-asian="Verdana" style:font-size-asian="10pt" style:font-style-asian="normal" style:font-weight-asian="normal" style:font-name-complex="Verdana" style:font-size-complex="10pt" style:font-style-complex="normal" style:font-weight-complex="normal"/>
    </style:style>
    <style:style style:name="T3" style:family="text">
      <style:text-properties fo:color="#000000" style:text-line-through-style="none" style:text-line-through-type="none" style:font-name="Verdana" fo:font-size="10pt" fo:font-style="normal" style:text-underline-style="none" fo:font-weight="normal" fo:background-color="#deeaf6" loext:char-shading-value="0" style:font-name-asian="Verdana" style:font-size-asian="10pt" style:font-style-asian="normal" style:font-weight-asian="normal" style:font-name-complex="Verdana" style:font-size-complex="10pt" style:font-style-complex="normal" style:font-weight-complex="normal"/>
    </style:style>
    <style:style style:name="T4"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5" style:family="text">
      <style:text-properties fo:color="#000000" style:text-line-through-style="none" style:text-line-through-type="none" style:font-name="Verdana" fo:font-size="10pt" fo:font-style="normal" style:text-underline-style="none" fo:font-weight="normal" officeooo:rsid="001f7106" style:font-name-asian="Verdana" style:font-size-asian="10pt" style:font-style-asian="normal" style:font-weight-asian="normal" style:font-name-complex="Verdana" style:font-size-complex="10pt" style:font-style-complex="normal" style:font-weight-complex="normal"/>
    </style:style>
    <style:style style:name="T6" style:family="text">
      <style:text-properties fo:color="#000000" style:text-line-through-style="none" style:text-line-through-type="none" style:font-name="Verdana" fo:font-size="10pt" fo:font-style="normal" style:text-underline-style="none" fo:font-weight="bold" fo:background-color="#deeaf6" loext:char-shading-value="0" style:font-name-asian="Verdana" style:font-size-asian="10pt" style:font-style-asian="normal" style:font-weight-asian="bold" style:font-name-complex="Verdana" style:font-size-complex="10pt" style:font-style-complex="normal" style:font-weight-complex="bold"/>
    </style:style>
    <style:style style:name="T7" style:family="text">
      <style:text-properties fo:color="#000000" style:text-line-through-style="none" style:text-line-through-type="none" style:font-name="Verdana" fo:font-size="10pt" fo:font-style="italic" style:text-underline-style="none" fo:font-weight="normal" fo:background-color="#deeaf6" loext:char-shading-value="0" style:font-name-asian="Verdana" style:font-size-asian="10pt" style:font-style-asian="italic" style:font-weight-asian="normal" style:font-name-complex="Verdana" style:font-size-complex="10pt" style:font-style-complex="italic" style:font-weight-complex="normal"/>
    </style:style>
    <style:style style:name="T8" style:family="text">
      <style:text-properties fo:color="#1155cc" style:text-line-through-style="none" style:text-line-through-type="none" style:font-name="Verdana" fo:font-size="10pt" fo:font-style="italic" style:text-underline-style="solid" style:text-underline-width="auto" style:text-underline-color="font-color" fo:font-weight="normal" fo:background-color="#deeaf6" loext:char-shading-value="0" style:font-name-asian="Verdana" style:font-size-asian="10pt" style:font-style-asian="italic" style:font-weight-asian="normal" style:font-name-complex="Verdana" style:font-size-complex="10pt" style:font-style-complex="italic" style:font-weight-complex="normal"/>
    </style:style>
    <style:style style:name="T9" style:family="text">
      <style:text-properties fo:color="#1155cc"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ff" style:font-name="Verdana" fo:font-size="8pt" style:font-name-asian="Verdana" style:font-size-asian="8pt" style:font-name-complex="Verdana"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SEARCH DATA MANAGEMENT PLAN</text:p>
      <text:p text:style-name="P12"><text: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office:value-type="string">
            <text:p text:style-name="P14">PROJECT</text:p>
          </table:table-cell>
          <table:table-cell table:style-name="Table1.B1" office:value-type="string">
            <text:p text:style-name="P6"/>
          </table:table-cell>
          <table:table-cell table:style-name="Table1.C1" office:value-type="string">
            <text:p text:style-name="P5"/>
          </table:table-cell>
          <table:table-cell table:style-name="Table1.D1" office:value-type="string">
            <text:p text:style-name="P5"/>
          </table:table-cell>
          <table:table-cell table:style-name="Table1.E1" office:value-type="string">
            <text:p text:style-name="P5"/>
          </table:table-cell>
          <table:table-cell table:style-name="Table1.F1" office:value-type="string">
            <text:p text:style-name="P5"/>
          </table:table-cell>
          <table:table-cell table:style-name="Table1.G1" office:value-type="string">
            <text:p text:style-name="P5"/>
          </table:table-cell>
          <table:table-cell table:style-name="Table1.H1" office:value-type="string">
            <text:p text:style-name="P5"/>
          </table:table-cell>
          <table:table-cell table:style-name="Table1.I1" office:value-type="string">
            <text:p text:style-name="P5"/>
          </table:table-cell>
          <table:table-cell table:style-name="Table1.J1" office:value-type="string">
            <text:p text:style-name="P5"/>
          </table:table-cell>
        </table:table-row>
        <table:table-row>
          <table:table-cell table:style-name="Table1.A2" office:value-type="string">
            <text:p text:style-name="P15">Title</text:p>
          </table:table-cell>
          <table:table-cell table:style-name="Table1.B2" table:number-columns-spanned="9" office:value-type="string">
            <text:p text:style-name="P2"><text:span text:style-name="T4">Bipartite innovation network describes collaboration among institutions</text:span></text:p>
          </table: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15">Description</text:p>
          </table:table-cell>
          <table:table-cell table:style-name="Table1.B3" table:number-columns-spanned="9" office:value-type="string">
            <text:p text:style-name="P2"><text:span text:style-name="T4">A bipartite network is created connecting institutions to patents they have developed. A new one-mode network is built as a projection of the original bipartite structure, connecting institutions that have a joint patent application (collaboration). The data is from the European Patents Office, gather from the OECD (HAN and regpat) databases, February 2016 version, dating back to 1978, for 40 countries. The aim is to create an interactive visualization of the one-mode collaboration network to facilitate the understanding of the structure of collaboration and flow of knowledge regarding innovation.</text:span></text:p>
          </table: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2"><text:span text:style-name="T3">Field of Research</text:span></text:p>
          </table:table-cell>
          <table:table-cell table:style-name="Table1.B4" table:number-columns-spanned="9" office:value-type="string">
            <text:p text:style-name="P2"><text:span text:style-name="T4">Networks of complex systems</text:span></text:p>
          </table: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2"><text:span text:style-name="T3">DMP created</text:span></text:p>
          </table:table-cell>
          <table:table-cell table:style-name="Table1.B5" office:value-type="string">
            <text:p text:style-name="P6"/>
          </table:table-cell>
          <table:table-cell table:style-name="Table1.C5" office:value-type="string">
            <text:p text:style-name="P5"/>
          </table:table-cell>
          <table:table-cell table:style-name="Table1.D5" table:number-columns-spanned="2" office:value-type="string">
            <text:p text:style-name="P2"><text:span text:style-name="T3">Last updated</text:span></text:p>
          </table:table-cell>
          <table:covered-table-cell/>
          <table:table-cell table:style-name="Table1.D5" table:number-columns-spanned="3" office:value-type="string">
            <text:p text:style-name="P2"><text:span text:style-name="T3">Project start</text:span></text:p>
          </table:table-cell>
          <table:covered-table-cell/>
          <table:covered-table-cell/>
          <table:table-cell table:style-name="Table1.D5" table:number-columns-spanned="2" office:value-type="string">
            <text:p text:style-name="P2"><text:span text:style-name="T3">Project end</text:span></text:p>
          </table:table-cell>
          <table:covered-table-cell/>
        </table:table-row>
        <table:table-row>
          <table:table-cell table:style-name="Table1.A6" office:value-type="string">
            <text:p text:style-name="P3">2016-07-28</text:p>
          </table:table-cell>
          <table:table-cell table:style-name="Table1.B6" office:value-type="string">
            <text:p text:style-name="P6"/>
          </table:table-cell>
          <table:table-cell table:style-name="Table1.C6" office:value-type="string">
            <text:p text:style-name="P5"/>
          </table:table-cell>
          <table:table-cell table:style-name="Table1.D6" table:number-columns-spanned="2" office:value-type="string">
            <text:p text:style-name="P3">2016-08-24</text:p>
          </table:table-cell>
          <table:covered-table-cell/>
          <table:table-cell table:style-name="Table1.F6" table:number-columns-spanned="3" office:value-type="string">
            <text:p text:style-name="P3">2016-07-28</text:p>
          </table:table-cell>
          <table:covered-table-cell/>
          <table:covered-table-cell/>
          <table:table-cell table:style-name="Table1.I6" table:number-columns-spanned="2" office:value-type="string">
            <text:p text:style-name="P3">Ongoing</text:p>
          </table:table-cell>
          <table:covered-table-cell/>
        </table:table-row>
        <table:table-row>
          <table:table-cell table:style-name="Table1.A7" office:value-type="string">
            <text:p text:style-name="P2"><text:span text:style-name="T2">PROJECT CONTRIBUTORS</text:span></text:p>
          </table:table-cell>
          <table:table-cell table:style-name="Table1.B7" table:number-columns-spanned="9" office:value-type="string">
            <text:p text:style-name="P6"/>
          </table:table-cell>
          <table:covered-table-cell/>
          <table:covered-table-cell/>
          <table:covered-table-cell/>
          <table:covered-table-cell/>
          <table:covered-table-cell/>
          <table:covered-table-cell/>
          <table:covered-table-cell/>
          <table:covered-table-cell/>
        </table:table-row>
        <table:table-row>
          <table:table-cell table:style-name="Table1.A3" office:value-type="string">
            <text:p text:style-name="P15">Role</text:p>
          </table:table-cell>
          <table:table-cell table:style-name="Table1.B8" table:number-columns-spanned="3" office:value-type="string">
            <text:p text:style-name="P6"/>
            <text:p text:style-name="P15">Name</text:p>
          </table:table-cell>
          <table:covered-table-cell/>
          <table:covered-table-cell/>
          <table:table-cell table:style-name="Table1.D5" table:number-columns-spanned="2" office:value-type="string">
            <text:p text:style-name="P15">Affiliation</text:p>
          </table:table-cell>
          <table:covered-table-cell/>
          <table:table-cell table:style-name="Table1.G8" office:value-type="string">
            <text:p text:style-name="P15">Email</text:p>
          </table:table-cell>
          <table:table-cell table:style-name="Table1.H8" table:number-columns-spanned="2" office:value-type="string">
            <text:p text:style-name="P15">Username</text:p>
          </table:table-cell>
          <table:covered-table-cell/>
          <table:table-cell table:style-name="Table1.G8" office:value-type="string">
            <text:p text:style-name="P2"><text:span text:style-name="T3">ORCiD (</text:span><text:a xlink:type="simple" xlink:href="http://www.library.auckland.ac.nz/services/research-support/orcid" text:style-name="Internet_20_link" text:visited-style-name="Visited_20_Internet_20_Link"><text:span text:style-name="T8">i</text:span></text:a><text:span text:style-name="T3">)</text:span></text:p>
          </table:table-cell>
        </table:table-row>
        <table:table-row>
          <table:table-cell table:style-name="Table1.A3" office:value-type="string">
            <text:p text:style-name="P2"><text:span text:style-name="T3">PI/ Lead researcher</text:span></text:p>
          </table:table-cell>
          <table:table-cell table:style-name="Table1.B9" office:value-type="string">
            <text:p text:style-name="P6"/>
          </table:table-cell>
          <table:table-cell table:style-name="Table1.C9" table:number-columns-spanned="2" office:value-type="string">
            <text:p text:style-name="P2"><text:span text:style-name="T4"><text:s/>Demi Vasques</text:span></text:p>
          </table:table-cell>
          <table:covered-table-cell/>
          <table:table-cell table:style-name="Table1.E9" table:number-columns-spanned="2" office:value-type="string">
            <text:p text:style-name="P2"><text:span text:style-name="T4">Dept. Physics, Faculty of Science, UoA.</text:span></text:p>
          </table:table-cell>
          <table:covered-table-cell/>
          <table:table-cell table:style-name="Table1.G9" office:value-type="string">
            <text:p text:style-name="P2"><text:span text:style-name="T4"><text:s/>d.vasques@auckland.ac.nz</text:span></text:p>
          </table:table-cell>
          <table:table-cell table:style-name="Table1.H9" table:number-columns-spanned="2" office:value-type="string">
            <text:p text:style-name="P8"><text:span text:style-name="T4">dvas882</text:span></text:p>
            <text:p text:style-name="P10">dvasques</text:p>
            <text:p text:style-name="P2"><text:span text:style-name="T4">dvasques83</text:span></text:p>
          </table:table-cell>
          <table:covered-table-cell/>
          <table:table-cell table:style-name="Table1.J9" office:value-type="string">
            <text:p text:style-name="P3"><text:s/>0000-0002-4552-0427</text:p>
          </table:table-cell>
        </table:table-row>
        <table:table-row>
          <table:table-cell table:style-name="Table1.A3" office:value-type="string">
            <text:p text:style-name="P2"><text:span text:style-name="T3">Data contact</text:span></text:p>
          </table:table-cell>
          <table:table-cell table:style-name="Table1.B10" office:value-type="string">
            <text:p text:style-name="P6"/>
          </table:table-cell>
          <table:table-cell table:style-name="Table1.C10" table:number-columns-spanned="2" office:value-type="string">
            <text:p text:style-name="P2"><text:span text:style-name="T4">Dion O’Neale</text:span></text:p>
          </table:table-cell>
          <table:covered-table-cell/>
          <table:table-cell table:style-name="Table1.E10" table:number-columns-spanned="2" office:value-type="string">
            <text:p text:style-name="P2"><text:span text:style-name="T4"><text:s/>Dept. Physics, Faculty of Science, UoA.</text:span></text:p>
          </table:table-cell>
          <table:covered-table-cell/>
          <table:table-cell table:style-name="Table1.G10" office:value-type="string">
            <text:p text:style-name="P2"><text:span text:style-name="T4"><text:s/>d.oneale@auckland.ac.nz</text:span></text:p>
          </table:table-cell>
          <table:table-cell table:style-name="Table1.H10" table:number-columns-spanned="2" office:value-type="string">
            <text:p text:style-name="P3"><text:s/></text:p>
          </table:table-cell>
          <table:covered-table-cell/>
          <table:table-cell table:style-name="Table1.J10" office:value-type="string">
            <text:p text:style-name="P2"><text:span text:style-name="T4"><text:s/></text:span><text:a xlink:type="simple" xlink:href="http://orcid.org/0000-0002-3827-3480" text:style-name="Internet_20_link" text:visited-style-name="Visited_20_Internet_20_Link"><text:span text:style-name="T9">0000-0002-3827-3480</text:span></text:a></text:p>
          </table:table-cell>
        </table:table-row>
        <table:table-row>
          <table:table-cell table:style-name="Table1.A11" office:value-type="string">
            <text:p text:style-name="P2"><text:span text:style-name="T4">[Supervisor, etc.]</text:span></text:p>
          </table:table-cell>
          <table:table-cell table:style-name="Table1.B11" office:value-type="string">
            <text:p text:style-name="P6"/>
          </table:table-cell>
          <table:table-cell table:style-name="Table1.C12" table:number-rows-spanned="2" table:number-columns-spanned="7" office:value-type="string">
            <text:p text:style-name="P3"><text:s/></text:p>
            <text:p text:style-name="P3"><text:s/></text:p>
            <text:p text:style-name="P3"><text:s/></text:p>
            <text:p text:style-name="P3"><text:s/></text:p>
          </table:table-cell>
          <table:covered-table-cell/>
          <table:covered-table-cell/>
          <table:covered-table-cell/>
          <table:covered-table-cell/>
          <table:covered-table-cell/>
          <table:covered-table-cell/>
          <table:table-cell table:style-name="Table1.J11" office:value-type="string">
            <text:p text:style-name="P2"><text:span text:style-name="T4">[tab to add row]</text:span></text:p>
          </table:table-cell>
        </table:table-row>
        <table:table-row>
          <table:table-cell table:style-name="Table1.A12" office:value-type="string">
            <text:p text:style-name="P6"/>
          </table:table-cell>
          <table:table-cell table:style-name="Table1.B12" office:value-type="string">
            <text:p text:style-name="P5"/>
          </table:table-cell>
          <table:covered-table-cell/>
          <table:covered-table-cell/>
          <table:covered-table-cell/>
          <table:covered-table-cell/>
          <table:covered-table-cell/>
          <table:covered-table-cell/>
          <table:covered-table-cell/>
          <table:table-cell table:style-name="Table1.J12" office:value-type="string">
            <text:p text:style-name="P5"/>
          </table:table-cell>
        </table:table-row>
      </table:table>
      <text:p text:style-name="P20"><text:s/></text:p>
      <table:table table:name="Table2" table:style-name="Table2">
        <table:table-column table:style-name="Table2.A"/>
        <table:table-column table:style-name="Table2.B"/>
        <table:table-column table:style-name="Table2.C"/>
        <table:table-row>
          <table:table-cell table:style-name="Table2.A1" office:value-type="string">
            <text:p text:style-name="P2"><text:span text:style-name="T2">POLICIES &amp; GUIDANCE</text:span></text:p>
          </table:table-cell>
          <table:table-cell table:style-name="Table2.B1" office:value-type="string">
            <text:p text:style-name="P6"/>
          </table:table-cell>
          <table:table-cell table:style-name="Table2.C1" office:value-type="string">
            <text:p text:style-name="P5"/>
          </table:table-cell>
        </table:table-row>
        <table:table-row>
          <table:table-cell table:style-name="Table2.A2" office:value-type="string">
            <text:p text:style-name="P2"><text:span text:style-name="T3">Related policies</text:span></text:p>
          </table:table-cell>
          <table:table-cell table:style-name="Table2.B2" office:value-type="string">
            <text:p text:style-name="P9"><text:a xlink:type="simple" xlink:href="https://www.auckland.ac.nz/en/about/the-university/how-university-works/policy-and-administration/research/conduct/code-of-conduct-policy.html" text:style-name="Internet_20_link" text:visited-style-name="Visited_20_Internet_20_Link">https</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www</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uckland</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c</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nz</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en</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bout</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the</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universit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how</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universit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works</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polic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nd</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administration</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research</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conduct</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code</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of</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conduct</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policy</text:a><text:a xlink:type="simple" xlink:href="https://www.auckland.ac.nz/en/about/the-university/how-university-works/policy-and-administration/research/conduct/code-of-conduct-policy.html" text:style-name="Internet_20_link" text:visited-style-name="Visited_20_Internet_20_Link">.</text:a><text:a xlink:type="simple" xlink:href="https://www.auckland.ac.nz/en/about/the-university/how-university-works/policy-and-administration/research/conduct/code-of-conduct-policy.html" text:style-name="Internet_20_link" text:visited-style-name="Visited_20_Internet_20_Link">html</text:a></text:p>
            <text:p text:style-name="P10"/>
            <text:p text:style-name="P3"><text:s/></text:p>
          </table:table-cell>
          <table:table-cell table:style-name="Table2.C2" office:value-type="string">
            <text:p text:style-name="P6"/>
          </table:table-cell>
        </table:table-row>
        <table:table-row>
          <table:table-cell table:style-name="Table2.A3" office:value-type="string">
            <text:p text:style-name="P2"><text:span text:style-name="T2">FUNDING (if applicable)</text:span></text:p>
          </table:table-cell>
          <table:table-cell table:style-name="Table2.B3" office:value-type="string">
            <text:p text:style-name="P6"/>
          </table:table-cell>
          <table:table-cell table:style-name="Table2.C3" office:value-type="string">
            <text:p text:style-name="P5"/>
          </table:table-cell>
        </table:table-row>
        <table:table-row>
          <table:table-cell table:style-name="Table2.A4" office:value-type="string">
            <text:p text:style-name="P2"><text:span text:style-name="T3">Funding agency</text:span></text:p>
          </table:table-cell>
          <table:table-cell table:style-name="Table2.B4" office:value-type="string">
            <text:p text:style-name="P8"><text:span text:style-name="T4">Vice-Chancellor’s Strategic Development Fund (University of Auckland, 2015)</text:span></text:p>
            <text:p text:style-name="P2"><text:soft-page-break/><text:span text:style-name="T4">Callaghan Innovation</text:span></text:p>
          </table:table-cell>
          <table:table-cell table:style-name="Table2.C4" office:value-type="string">
            <text:p text:style-name="P6"/>
          </table:table-cell>
        </table:table-row>
        <table:table-row>
          <table:table-cell table:style-name="Table2.A5" office:value-type="string">
            <text:p text:style-name="P2"><text:span text:style-name="T4">Funding ID</text:span></text:p>
          </table:table-cell>
          <table:table-cell table:style-name="Table2.B5" office:value-type="string">
            <text:p text:style-name="P2"><text:span text:style-name="T4">N/A</text:span></text:p>
          </table:table-cell>
          <table:table-cell table:style-name="Table2.C5" office:value-type="string">
            <text:p text:style-name="P6"/>
          </table:table-cell>
        </table:table-row>
        <table:table-row>
          <table:table-cell table:style-name="Table2.A4" office:value-type="string">
            <text:p text:style-name="P2"><text:span text:style-name="T3">Research Office ID</text:span></text:p>
          </table:table-cell>
          <table:table-cell table:style-name="Table2.B6" office:value-type="string">
            <text:p text:style-name="P2"><text:span text:style-name="T4">N/A</text:span></text:p>
          </table:table-cell>
          <table:table-cell table:style-name="Table2.C6" office:value-type="string">
            <text:p text:style-name="P6"/>
          </table:table-cell>
        </table:table-row>
        <table:table-row>
          <table:table-cell table:style-name="Table2.A3" office:value-type="string">
            <text:p text:style-name="P2"><text:span text:style-name="T2">ETHICS &amp; PRIVACY</text:span></text:p>
          </table:table-cell>
          <table:table-cell table:style-name="Table2.B7" office:value-type="string">
            <text:p text:style-name="P6"/>
          </table:table-cell>
          <table:table-cell table:style-name="Table2.C7" office:value-type="string">
            <text:p text:style-name="P5"/>
          </table:table-cell>
        </table:table-row>
        <table:table-row>
          <table:table-cell table:style-name="Table2.A4" office:value-type="string">
            <text:p text:style-name="P2"><text:span text:style-name="T3">Ethics requirements</text:span></text:p>
          </table:table-cell>
          <table:table-cell table:style-name="Table2.B8" office:value-type="string">
            <text:p text:style-name="P2"><text:span text:style-name="T4">N/A</text:span></text:p>
          </table:table-cell>
          <table:table-cell table:style-name="Table2.C8" office:value-type="string">
            <text:p text:style-name="P6"/>
          </table:table-cell>
        </table:table-row>
        <table:table-row>
          <table:table-cell table:style-name="Table2.A4" office:value-type="string">
            <text:p text:style-name="P7"><text:span text:style-name="T3">How will you manage any ethical issues?</text:span></text:p>
            <text:p text:style-name="P15"><text:s/></text:p>
          </table:table-cell>
          <table:table-cell table:style-name="Table2.B9" office:value-type="string">
            <text:p text:style-name="P2"><text:span text:style-name="T4">N/A</text:span></text:p>
          </table:table-cell>
          <table:table-cell table:style-name="Table2.C9" office:value-type="string">
            <text:p text:style-name="P6"/>
          </table:table-cell>
        </table:table-row>
        <table:table-row>
          <table:table-cell table:style-name="Table2.A4" office:value-type="string">
            <text:p text:style-name="P7"><text:span text:style-name="T3">Are there other privacy and/or security requirements?</text:span></text:p>
          </table:table-cell>
          <table:table-cell table:style-name="Table2.B10" office:value-type="string">
            <text:p text:style-name="P2"><text:span text:style-name="T4">N/A</text:span></text:p>
          </table:table-cell>
          <table:table-cell table:style-name="Table2.C10" office:value-type="string">
            <text:p text:style-name="P6"/>
          </table:table-cell>
        </table:table-row>
        <table:table-row>
          <table:table-cell table:style-name="Table2.A3" office:value-type="string">
            <text:p text:style-name="P2"><text:span text:style-name="T2">DATA ORGANISATION</text:span></text:p>
          </table:table-cell>
          <table:table-cell table:style-name="Table2.B11" office:value-type="string">
            <text:p text:style-name="P6"/>
          </table:table-cell>
          <table:table-cell table:style-name="Table2.C11" office:value-type="string">
            <text:p text:style-name="P5"/>
          </table:table-cell>
        </table:table-row>
        <table:table-row>
          <table:table-cell table:style-name="Table2.A4" office:value-type="string">
            <text:p text:style-name="P2"><text:span text:style-name="T6">Data collection/ creation</text:span></text:p>
          </table:table-cell>
          <table:table-cell table:style-name="Table2.B12" office:value-type="string">
            <text:p text:style-name="P6"/>
          </table:table-cell>
          <table:table-cell table:style-name="Table2.C12" office:value-type="string">
            <text:p text:style-name="P5"/>
          </table:table-cell>
        </table:table-row>
        <table:table-row>
          <table:table-cell table:style-name="Table2.A4" office:value-type="string">
            <text:p text:style-name="P2"><text:span text:style-name="T3">What data will you create/ collect?</text:span></text:p>
          </table:table-cell>
          <table:table-cell table:style-name="Table2.B13" office:value-type="string">
            <text:p text:style-name="P8"><text:span text:style-name="T4">Data used will be from the OECD HAN (Harmonised Applicant Names) and RegPat databases, using the European Patents Office records.</text:span></text:p>
            <text:p text:style-name="P10"/>
            <text:p text:style-name="P8"><text:span text:style-name="T4">Data is in a few txt files, that all together should sum up to over 1GB in size. Iĺl use postgreSQL and PGAdmin to extract the data wanted.</text:span></text:p>
            <text:p text:style-name="P10"/>
            <text:p text:style-name="P8"><text:span text:style-name="T4">Python and networkx module will be used to create the network connecting applicants (patents holders) and patents, and for further manipulation of the network.</text:span></text:p>
            <text:p text:style-name="P10"/>
            <text:p text:style-name="P2"><text:span text:style-name="T4">The interactive network should be created using D3, Javascript.</text:span></text:p>
          </table:table-cell>
          <table:table-cell table:style-name="Table2.C13" office:value-type="string">
            <text:p text:style-name="P6"/>
          </table:table-cell>
        </table:table-row>
        <table:table-row>
          <table:table-cell table:style-name="Table2.A4" office:value-type="string">
            <text:p text:style-name="P2"><text:span text:style-name="T3">How will the data be collected/ created?</text:span></text:p>
          </table:table-cell>
          <table:table-cell table:style-name="Table2.B14" office:value-type="string">
            <text:p text:style-name="P2"><text:span text:style-name="T4">Commercial data from OECD.</text:span></text:p>
          </table:table-cell>
          <table:table-cell table:style-name="Table2.C14" office:value-type="string">
            <text:p text:style-name="P6"/>
          </table:table-cell>
        </table:table-row>
        <table:table-row>
          <table:table-cell table:style-name="Table2.A4" office:value-type="string">
            <text:p text:style-name="P2"><text:span text:style-name="T3">What non-digital data/assets will you create/ collect?</text:span></text:p>
          </table:table-cell>
          <table:table-cell table:style-name="Table2.B15" office:value-type="string">
            <text:p text:style-name="P2"><text:span text:style-name="T4">N/A</text:span></text:p>
          </table:table-cell>
          <table:table-cell table:style-name="Table2.C15" office:value-type="string">
            <text:p text:style-name="P6"/>
          </table:table-cell>
        </table:table-row>
        <table:table-row>
          <table:table-cell table:style-name="Table2.A4" office:value-type="string">
            <text:p text:style-name="P2"><text:span text:style-name="T6">File management</text:span></text:p>
          </table:table-cell>
          <table:table-cell table:style-name="Table2.B16" office:value-type="string">
            <text:p text:style-name="P6"/>
          </table:table-cell>
          <table:table-cell table:style-name="Table2.C16" office:value-type="string">
            <text:p text:style-name="P5"/>
          </table:table-cell>
        </table:table-row>
        <table:table-row>
          <table:table-cell table:style-name="Table2.A4" office:value-type="string">
            <text:p text:style-name="P2"><text:span text:style-name="T3">How will the data be organised?</text:span></text:p>
          </table:table-cell>
          <table:table-cell table:style-name="Table2.B17" office:value-type="string">
            <text:p text:style-name="P8"><text:span text:style-name="T4">- Original data will be stored in GoogleDrive</text:span></text:p>
            <text:p text:style-name="P8"><text:span text:style-name="T4">- Files name should have the following information: project, description of content, creator.</text:span></text:p>
            <text:p text:style-name="P8"><text:span text:style-name="T4">- Version control will be make using git</text:span></text:p>
            <text:p text:style-name="P3"/>
          </table:table-cell>
          <table:table-cell table:style-name="Table2.C17" office:value-type="string">
            <text:p text:style-name="P6"/>
          </table:table-cell>
        </table:table-row>
        <text:soft-page-break/>
        <table:table-row>
          <table:table-cell table:style-name="Table2.A4" office:value-type="string">
            <text:p text:style-name="P2"><text:span text:style-name="T6">Storage locations</text:span></text:p>
          </table:table-cell>
          <table:table-cell table:style-name="Table2.B18" office:value-type="string">
            <text:p text:style-name="P6"/>
          </table:table-cell>
          <table:table-cell table:style-name="Table2.C18" office:value-type="string">
            <text:p text:style-name="P5"/>
          </table:table-cell>
        </table:table-row>
        <table:table-row>
          <table:table-cell table:style-name="Table2.A4" office:value-type="string">
            <text:p text:style-name="P2"><text:span text:style-name="T3">How will the data be stored and backed up during the research?</text:span></text:p>
          </table:table-cell>
          <table:table-cell table:style-name="Table2.B19" office:value-type="string">
            <text:p text:style-name="P2"><text:span text:style-name="T4">Data will be stored in Google Drive and on GitHub</text:span></text:p>
          </table:table-cell>
          <table:table-cell table:style-name="Table2.C19" office:value-type="string">
            <text:p text:style-name="P6"/>
          </table:table-cell>
        </table:table-row>
        <table:table-row>
          <table:table-cell table:style-name="Table2.A3" office:value-type="string">
            <text:p text:style-name="P2"><text:span text:style-name="T2">METADATA &amp; DOCUMENTATION</text:span></text:p>
          </table:table-cell>
          <table:table-cell table:style-name="Table2.B20" office:value-type="string">
            <text:p text:style-name="P6"/>
          </table:table-cell>
          <table:table-cell table:style-name="Table2.C20" office:value-type="string">
            <text:p text:style-name="P5"/>
          </table:table-cell>
        </table:table-row>
        <table:table-row>
          <table:table-cell table:style-name="Table2.A4" office:value-type="string">
            <text:p text:style-name="P8"><text:span text:style-name="T3">What documentation and metadata will accompany the data to support its discovery, (re)use and increase impact?</text:span></text:p>
            <text:p text:style-name="P17"><text:s/></text:p>
          </table:table-cell>
          <table:table-cell table:style-name="Table2.B21" office:value-type="string">
            <text:p text:style-name="P2"><text:span text:style-name="T4">Metadata will be find on GitHub, following the link stated below.</text:span></text:p>
          </table:table-cell>
          <table:table-cell table:style-name="Table2.C21" office:value-type="string">
            <text:p text:style-name="P6"/>
          </table:table-cell>
        </table:table-row>
        <table:table-row>
          <table:table-cell table:style-name="Table2.A4" office:value-type="string">
            <text:p text:style-name="P2"><text:span text:style-name="T3">Spatial extent</text:span></text:p>
          </table:table-cell>
          <table:table-cell table:style-name="Table2.B22" office:value-type="string">
            <text:p text:style-name="P2"><text:span text:style-name="T4">N/A</text:span></text:p>
          </table:table-cell>
          <table:table-cell table:style-name="Table2.C22" office:value-type="string">
            <text:p text:style-name="P6"/>
          </table:table-cell>
        </table:table-row>
        <table:table-row>
          <table:table-cell table:style-name="Table2.A4" office:value-type="string">
            <text:p text:style-name="P2"><text:span text:style-name="T3">Temporal extent</text:span></text:p>
          </table:table-cell>
          <table:table-cell table:style-name="Table2.B23" office:value-type="string">
            <text:p text:style-name="P2"><text:span text:style-name="T4">N/A</text:span></text:p>
          </table:table-cell>
          <table:table-cell table:style-name="Table2.C23" office:value-type="string">
            <text:p text:style-name="P6"/>
          </table:table-cell>
        </table:table-row>
        <table:table-row>
          <table:table-cell table:style-name="Table2.A4" office:value-type="string">
            <text:p text:style-name="P15">Links</text:p>
          </table:table-cell>
          <table:table-cell table:style-name="Table2.B24" office:value-type="string">
            <text:p text:style-name="P2"><text:span text:style-name="T4">https://github.com/dvasques83/medsci736/blob/master/README.md</text:span></text:p>
          </table:table-cell>
          <table:table-cell table:style-name="Table2.C24" office:value-type="string">
            <text:p text:style-name="P6"/>
          </table:table-cell>
        </table:table-row>
        <table:table-row>
          <table:table-cell table:style-name="Table2.A3" office:value-type="string">
            <text:p text:style-name="P2"><text:span text:style-name="T2">OWNERSHIP, COPYRIGHT &amp; IP</text:span></text:p>
          </table:table-cell>
          <table:table-cell table:style-name="Table2.B25" office:value-type="string">
            <text:p text:style-name="P6"/>
          </table:table-cell>
          <table:table-cell table:style-name="Table2.C25" office:value-type="string">
            <text:p text:style-name="P5"/>
          </table:table-cell>
        </table:table-row>
        <table:table-row>
          <table:table-cell table:style-name="Table2.A4" office:value-type="string">
            <text:p text:style-name="P2"><text:span text:style-name="T6">The copyright and other IP is owned/held by:</text:span></text:p>
          </table:table-cell>
          <table:table-cell table:style-name="Table2.B26" office:value-type="string">
            <text:p text:style-name="P6"/>
          </table:table-cell>
          <table:table-cell table:style-name="Table2.C26" office:value-type="string">
            <text:p text:style-name="P2"><text:span text:style-name="T4">Yes or leave blank</text:span></text:p>
          </table:table-cell>
        </table:table-row>
        <table:table-row>
          <table:table-cell table:style-name="Table2.A4" office:value-type="string">
            <text:p text:style-name="P2"><text:span text:style-name="T3">The University of Auckland (normal situation for research undertaken by university staff)</text:span></text:p>
          </table:table-cell>
          <table:table-cell table:style-name="Table2.B27" office:value-type="string">
            <text:p text:style-name="P6"/>
          </table:table-cell>
          <table:table-cell table:style-name="Table2.C27" office:value-type="string">
            <text:p text:style-name="P3"><text:s/></text:p>
          </table:table-cell>
        </table:table-row>
        <table:table-row>
          <table:table-cell table:style-name="Table2.A4" office:value-type="string">
            <text:p text:style-name="P2"><text:span text:style-name="T3">The student (research by research student in the normal course of study, which does not fall into any of the other categories.)</text:span></text:p>
          </table:table-cell>
          <table:table-cell table:style-name="Table2.B28" office:value-type="string">
            <text:p text:style-name="P6"/>
          </table:table-cell>
          <table:table-cell table:style-name="Table2.C28" office:value-type="string">
            <text:p text:style-name="P3"><text:s/></text:p>
          </table:table-cell>
        </table:table-row>
        <table:table-row>
          <table:table-cell table:style-name="Table2.A4" office:value-type="string">
            <text:p text:style-name="P2"><text:span text:style-name="T3">Joint ownership (research conducted in collaboration: copyright and IP ownership are documented in an agreement between the organisations)</text:span></text:p>
          </table:table-cell>
          <table:table-cell table:style-name="Table2.B29" office:value-type="string">
            <text:p text:style-name="P6"/>
          </table:table-cell>
          <table:table-cell table:style-name="Table2.C29" office:value-type="string">
            <text:p text:style-name="P4"/>
          </table:table-cell>
        </table:table-row>
        <table:table-row>
          <table:table-cell table:style-name="Table2.A4" office:value-type="string">
            <text:p text:style-name="P2"><text:span text:style-name="T3">Third party data (data owned by third party or generated under UniServices agreements.</text:span></text:p>
          </table:table-cell>
          <table:table-cell table:style-name="Table2.B30" office:value-type="string">
            <text:p text:style-name="P6"/>
          </table:table-cell>
          <table:table-cell table:style-name="Table2.C30" office:value-type="string">
            <text:p text:style-name="P3">Yes</text:p>
          </table:table-cell>
        </table:table-row>
        <table:table-row>
          <table:table-cell table:style-name="Table2.A4" office:value-type="string">
            <text:p text:style-name="P2"><text:span text:style-name="T3">If ownership </text:span><text:span text:style-name="T7">is</text:span><text:span text:style-name="T3"> jointly held, third party or generated under UniServices contract.</text:span></text:p>
          </table:table-cell>
          <table:table-cell table:style-name="Table2.B31" office:value-type="string">
            <text:p text:style-name="P4"/>
          </table:table-cell>
          <table:table-cell table:style-name="Table2.C31" office:value-type="string">
            <text:p text:style-name="P6"/>
          </table:table-cell>
        </table:table-row>
        <text:soft-page-break/>
        <table:table-row>
          <table:table-cell table:style-name="Table2.A3" office:value-type="string">
            <text:p text:style-name="P2"><text:span text:style-name="T2">ACTIVE DATA - SHARING &amp; ACCESS CONTROL</text:span></text:p>
          </table:table-cell>
          <table:table-cell table:style-name="Table2.B32" office:value-type="string">
            <text:p text:style-name="P6"/>
          </table:table-cell>
          <table:table-cell table:style-name="Table2.C32" office:value-type="string">
            <text:p text:style-name="P5"/>
          </table:table-cell>
        </table:table-row>
        <table:table-row>
          <table:table-cell table:style-name="Table2.A4" office:value-type="string">
            <text:p text:style-name="P2"><text:span text:style-name="T3">Access to the data during the project will be:</text:span></text:p>
          </table:table-cell>
          <table:table-cell table:style-name="Table2.B33" office:value-type="string">
            <text:p text:style-name="P2"><text:span text:style-name="T4">Restricted to Google Drive account.</text:span></text:p>
          </table:table-cell>
          <table:table-cell table:style-name="Table2.C33" office:value-type="string">
            <text:p text:style-name="P6"/>
          </table:table-cell>
        </table:table-row>
        <table:table-row>
          <table:table-cell table:style-name="Table2.A4" office:value-type="string">
            <text:p text:style-name="P7"><text:span text:style-name="T3">How will you manage access and security?</text:span></text:p>
            <text:p text:style-name="P17"><text:s/></text:p>
          </table:table-cell>
          <table:table-cell table:style-name="Table2.B34" office:value-type="string">
            <text:p text:style-name="P2"><text:span text:style-name="T4">Access only by project owner and development team.</text:span></text:p>
          </table:table-cell>
          <table:table-cell table:style-name="Table2.C34" office:value-type="string">
            <text:p text:style-name="P6"/>
          </table:table-cell>
        </table:table-row>
        <table:table-row>
          <table:table-cell table:style-name="Table2.A3" office:value-type="string">
            <text:p text:style-name="P2"><text:span text:style-name="T2">RETENTION &amp; DISPOSAL</text:span></text:p>
          </table:table-cell>
          <table:table-cell table:style-name="Table2.B35" office:value-type="string">
            <text:p text:style-name="P6"/>
          </table:table-cell>
          <table:table-cell table:style-name="Table2.C35" office:value-type="string">
            <text:p text:style-name="P5"/>
          </table:table-cell>
        </table:table-row>
        <table:table-row>
          <table:table-cell table:style-name="Table2.A4" office:value-type="string">
            <text:p text:style-name="P2"><text:span text:style-name="T6">Data must be retained after submission of thesis or publication of results for a minimum of:</text:span></text:p>
          </table:table-cell>
          <table:table-cell table:style-name="Table2.B36" office:value-type="string">
            <text:p text:style-name="P6"/>
          </table:table-cell>
          <table:table-cell table:style-name="Table2.C36" office:value-type="string">
            <text:p text:style-name="P2"><text:span text:style-name="T3">(select)</text:span></text:p>
          </table:table-cell>
        </table:table-row>
        <table:table-row>
          <table:table-cell table:style-name="Table2.A4" office:value-type="string">
            <text:p text:style-name="P2"><text:span text:style-name="T3">6 years (standard minimum retention after last publication based on data)</text:span></text:p>
          </table:table-cell>
          <table:table-cell table:style-name="Table2.B37" office:value-type="string">
            <text:p text:style-name="P6"/>
          </table:table-cell>
          <table:table-cell table:style-name="Table2.C37" office:value-type="string">
            <text:p text:style-name="P2"><text:span text:style-name="T4"><text:s/>Yes</text:span></text:p>
          </table:table-cell>
        </table:table-row>
        <table:table-row>
          <table:table-cell table:style-name="Table2.A4" office:value-type="string">
            <text:p text:style-name="P2"><text:span text:style-name="T3">10 years (for medical research involving clinical trials from the end of the trial)</text:span></text:p>
          </table:table-cell>
          <table:table-cell table:style-name="Table2.B38" office:value-type="string">
            <text:p text:style-name="P6"/>
          </table:table-cell>
          <table:table-cell table:style-name="Table2.C38" office:value-type="string">
            <text:p text:style-name="P3"><text:s/></text:p>
          </table:table-cell>
        </table:table-row>
        <table:table-row>
          <table:table-cell table:style-name="Table2.A4" office:value-type="string">
            <text:p text:style-name="P2"><text:span text:style-name="T3">Until patient reaches 26 years of age, and at least 10 after last treatment (for clinical research involving children)</text:span></text:p>
          </table:table-cell>
          <table:table-cell table:style-name="Table2.B39" office:value-type="string">
            <text:p text:style-name="P6"/>
          </table:table-cell>
          <table:table-cell table:style-name="Table2.C39" office:value-type="string">
            <text:p text:style-name="P3"><text:s/></text:p>
          </table:table-cell>
        </table:table-row>
        <table:table-row>
          <table:table-cell table:style-name="Table2.A4" office:value-type="string">
            <text:p text:style-name="P2"><text:span text:style-name="T3">21 years from the date of filing a patent related to this research</text:span></text:p>
          </table:table-cell>
          <table:table-cell table:style-name="Table2.B40" office:value-type="string">
            <text:p text:style-name="P6"/>
          </table:table-cell>
          <table:table-cell table:style-name="Table2.C40" office:value-type="string">
            <text:p text:style-name="P3"><text:s/></text:p>
          </table:table-cell>
        </table:table-row>
        <table:table-row>
          <table:table-cell table:style-name="Table2.A4" office:value-type="string">
            <text:p text:style-name="P2"><text:span text:style-name="T3">Other specified time</text:span></text:p>
          </table:table-cell>
          <table:table-cell table:style-name="Table2.B41" office:value-type="string">
            <text:p text:style-name="P6"/>
          </table:table-cell>
          <table:table-cell table:style-name="Table2.C41" office:value-type="string">
            <text:p text:style-name="P3"><text:s/></text:p>
          </table:table-cell>
        </table:table-row>
        <table:table-row>
          <table:table-cell table:style-name="Table2.A4" office:value-type="string">
            <text:p text:style-name="P2"><text:span text:style-name="T3">Details of other time</text:span></text:p>
          </table:table-cell>
          <table:table-cell table:style-name="Table2.B42" office:value-type="string">
            <text:p text:style-name="P3"><text:s/></text:p>
          </table:table-cell>
          <table:table-cell table:style-name="Table2.C42" office:value-type="string">
            <text:p text:style-name="P6"/>
          </table:table-cell>
        </table:table-row>
        <table:table-row>
          <table:table-cell table:style-name="Table2.A4" office:value-type="string">
            <text:p text:style-name="P2"><text:span text:style-name="T3">Based on the above, data must be kept until at least</text:span></text:p>
          </table:table-cell>
          <table:table-cell table:style-name="Table2.B43" office:value-type="string">
            <text:p text:style-name="P6"/>
          </table:table-cell>
          <table:table-cell table:style-name="Table2.C43" office:value-type="string">
            <text:p text:style-name="P3">2022-10-18</text:p>
          </table:table-cell>
        </table:table-row>
        <table:table-row>
          <table:table-cell table:style-name="Table2.A3" office:value-type="string">
            <text:p text:style-name="P2"><text:span text:style-name="T2">DATA PUBLISHING AND DISCOVERY</text:span></text:p>
          </table:table-cell>
          <table:table-cell table:style-name="Table2.B44" office:value-type="string">
            <text:p text:style-name="P6"/>
          </table:table-cell>
          <table:table-cell table:style-name="Table2.C44" office:value-type="string">
            <text:p text:style-name="P5"/>
          </table:table-cell>
        </table:table-row>
        <table:table-row>
          <table:table-cell table:style-name="Table2.A4" office:value-type="string">
            <text:p text:style-name="P15">Licencing</text:p>
          </table:table-cell>
          <table:table-cell table:style-name="Table2.B45" office:value-type="string">
            <text:p text:style-name="P8"><text:span text:style-name="T4">Creative Commons</text:span></text:p>
            <text:p text:style-name="P2"><text:span text:style-name="T4">Attribution-ShareAlike 3.0 New Zealand</text:span></text:p>
          </table:table-cell>
          <table:table-cell table:style-name="Table2.C45" office:value-type="string">
            <text:p text:style-name="P6"/>
          </table:table-cell>
        </table:table-row>
        <table:table-row>
          <table:table-cell table:style-name="Table2.A4" office:value-type="string">
            <text:p text:style-name="P8"><text:span text:style-name="T3">Outline how data will be prepared and where it will be published.</text:span></text:p>
            <text:p text:style-name="P19"><text:s/></text:p>
            <text:p text:style-name="P15"><text:soft-page-break/><text:s/></text:p>
          </table:table-cell>
          <table:table-cell table:style-name="Table2.B46" office:value-type="string">
            <text:p text:style-name="P2"><text:span text:style-name="T4">New data will be released as a website with public access, for network visualization. Website will be hosted as part of the repository on GitHub.</text:span></text:p>
          </table:table-cell>
          <table:table-cell table:style-name="Table2.C46" office:value-type="string">
            <text:p text:style-name="P6"/>
          </table:table-cell>
        </table:table-row>
        <table:table-row>
          <table:table-cell table:style-name="Table2.A3" office:value-type="string">
            <text:p text:style-name="P2"><text:span text:style-name="T2">LONG-TERM ARCHIVE / PRESERVATION (20+years, if applicable)</text:span></text:p>
          </table:table-cell>
          <table:table-cell table:style-name="Table2.B47" office:value-type="string">
            <text:p text:style-name="P6"/>
          </table:table-cell>
          <table:table-cell table:style-name="Table2.C47" office:value-type="string">
            <text:p text:style-name="P5"/>
          </table:table-cell>
        </table:table-row>
        <table:table-row>
          <table:table-cell table:style-name="Table2.A4" office:value-type="string">
            <text:p text:style-name="P8"><text:span text:style-name="T3">What is the long-term preservation plan for the dataset?</text:span></text:p>
            <text:p text:style-name="P17"><text:s/></text:p>
          </table:table-cell>
          <table:table-cell table:style-name="Table2.B48" office:value-type="string">
            <text:p text:style-name="P2"><text:span text:style-name="T4">New data will be available on website indefinitely while the original data will be kept on Google Drive account for at least six years.</text:span></text:p>
          </table:table-cell>
          <table:table-cell table:style-name="Table2.C48" office:value-type="string">
            <text:p text:style-name="P6"/>
          </table:table-cell>
        </table:table-row>
        <table:table-row>
          <table:table-cell table:style-name="Table2.A49" office:value-type="string">
            <text:p text:style-name="P5"/>
          </table:table-cell>
          <table:table-cell table:style-name="Table2.B49" office:value-type="string">
            <text:p text:style-name="P5"/>
          </table:table-cell>
          <table:table-cell table:style-name="Table2.C49" office:value-type="string">
            <text:p text:style-name="P5"/>
          </table:table-cell>
        </table:table-row>
      </table:table>
      <text:p text:style-name="P12"><text:s/></text:p>
      <table:table table:name="Table3" table:style-name="Table3">
        <table:table-column table:style-name="Table3.A"/>
        <table:table-column table:style-name="Table3.B"/>
        <table:table-row>
          <table:table-cell table:style-name="Table3.A1" office:value-type="string">
            <text:p text:style-name="P2"><text:span text:style-name="T2">RDM/DMP RESPONSIBILITIES &amp; RESOURCES</text:span></text:p>
          </table:table-cell>
          <table:table-cell table:style-name="Table3.B1" office:value-type="string">
            <text:p text:style-name="P6"/>
          </table:table-cell>
        </table:table-row>
        <table:table-row>
          <table:table-cell table:style-name="Table3.A2" office:value-type="string">
            <text:p text:style-name="P2"><text:span text:style-name="T3">Who will be responsible for data management?</text:span></text:p>
          </table:table-cell>
          <table:table-cell table:style-name="Table3.B2" office:value-type="string">
            <text:p text:style-name="P2"><text:span text:style-name="T4">Data management will be runned entirely by Demi </text:span><text:span text:style-name="T5">Vasques</text:span><text:span text:style-name="T4">.</text:span></text:p>
          </table:table-cell>
        </table:table-row>
        <table:table-row>
          <table:table-cell table:style-name="Table3.A3" office:value-type="string">
            <text:p text:style-name="P2"><text:span text:style-name="T3">What resources will you require to deliver your plan?</text:span></text:p>
          </table:table-cell>
          <table:table-cell table:style-name="Table3.B3" office:value-type="string">
            <text:p text:style-name="P2"><text:span text:style-name="T4">Technical expertise on python, postgresql, javascript and D3.</text:span></text:p>
          </table:table-cell>
        </table:table-row>
      </table:table>
      <text:p text:style-name="P12"><text:s/></text:p>
      <text:p text:style-name="P1"><text:span text:style-name="T1">References and thanks to:</text:span></text:p>
      <text:p text:style-name="P1"><text:span text:style-name="T1">DCC. (2013). Checklist for a Data Management Plan. v.4.0. Edinburgh: Digital Curation Centre. Available online: </text:span><text:span text:style-name="T10">http://www.dcc.ac.uk/resources/data-management-plans</text:span></text:p>
      <text:p text:style-name="P13"><text:s/></text:p>
      <text:p text:style-name="P20"><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0.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meta:initial-creator/>
    <meta:editing-cycles>3</meta:editing-cycles>
    <dc:date>2016-08-24T08:53:30.759205031</dc:date>
    <meta:editing-duration>PT3M23S</meta:editing-duration>
    <meta:document-statistic meta:table-count="3" meta:image-count="0" meta:object-count="0" meta:page-count="5" meta:paragraph-count="151" meta:word-count="797" meta:character-count="5423" meta:non-whitespace-character-count="4720"/>
  </office:meta>
</office:document-meta>
</file>